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3662d" officeooo:paragraph-rsid="0013662d" style:font-size-asian="32pt" style:font-size-complex="32pt"/>
    </style:style>
    <style:style style:name="P2" style:family="paragraph" style:parent-style-name="Standard">
      <style:paragraph-properties fo:text-align="center" style:justify-single-word="false"/>
      <style:text-properties fo:font-size="22pt" fo:text-shadow="1pt 1pt" officeooo:rsid="001e6785" officeooo:paragraph-rsid="00363919" style:font-size-asian="22pt" style:font-size-complex="22pt"/>
    </style:style>
    <style:style style:name="P3" style:family="paragraph" style:parent-style-name="Standard">
      <style:paragraph-properties fo:text-align="center" style:justify-single-word="false"/>
      <style:text-properties fo:font-size="22pt" fo:text-shadow="1pt 1pt" officeooo:rsid="0073acb1" officeooo:paragraph-rsid="0073acb1" style:font-size-asian="22pt" style:font-size-complex="22pt"/>
    </style:style>
    <style:style style:name="P4" style:family="paragraph" style:parent-style-name="Standard">
      <style:paragraph-properties fo:text-align="center" style:justify-single-word="false"/>
      <style:text-properties fo:font-size="22pt" fo:text-shadow="1pt 1pt" officeooo:rsid="0073acb1" officeooo:paragraph-rsid="00a9b448" style:font-size-asian="22pt" style:font-size-complex="22pt"/>
    </style:style>
    <style:style style:name="P5" style:family="paragraph" style:parent-style-name="Standard">
      <style:paragraph-properties fo:text-align="center" style:justify-single-word="false"/>
      <style:text-properties fo:font-size="22pt" fo:text-shadow="1pt 1pt" fo:font-weight="normal" officeooo:rsid="0076fd0d" officeooo:paragraph-rsid="00a9b448"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2pt" officeooo:paragraph-rsid="00632956" style:font-size-asian="22pt" style:font-size-complex="22pt"/>
    </style:style>
    <style:style style:name="P7" style:family="paragraph" style:parent-style-name="Standard">
      <style:paragraph-properties fo:text-align="center" style:justify-single-word="false"/>
      <style:text-properties fo:font-size="16pt" officeooo:rsid="0013662d" officeooo:paragraph-rsid="0013662d" style:font-size-asian="14pt" style:font-size-complex="16pt"/>
    </style:style>
    <style:style style:name="P8" style:family="paragraph" style:parent-style-name="Standard">
      <style:paragraph-properties fo:text-align="justify" style:justify-single-word="false"/>
      <style:text-properties fo:font-size="12pt" fo:text-shadow="none" officeooo:rsid="0013a24c" officeooo:paragraph-rsid="00251f4d" style:font-size-asian="12pt" style:font-size-complex="12pt"/>
    </style:style>
    <style:style style:name="P9" style:family="paragraph" style:parent-style-name="Standard">
      <style:paragraph-properties fo:text-align="justify" style:justify-single-word="false"/>
      <style:text-properties fo:font-size="12pt" fo:text-shadow="none" officeooo:rsid="0017412c" officeooo:paragraph-rsid="001ede2b" style:font-size-asian="12pt" style:font-size-complex="12pt"/>
    </style:style>
    <style:style style:name="P10" style:family="paragraph" style:parent-style-name="Standard">
      <style:paragraph-properties fo:text-align="justify" style:justify-single-word="false"/>
      <style:text-properties fo:font-size="12pt" fo:text-shadow="none" officeooo:rsid="0017412c" officeooo:paragraph-rsid="003458b1" style:font-size-asian="12pt" style:font-size-complex="12pt"/>
    </style:style>
    <style:style style:name="P11" style:family="paragraph" style:parent-style-name="Standard">
      <style:paragraph-properties fo:text-align="justify" style:justify-single-word="false"/>
      <style:text-properties fo:font-size="12pt" fo:text-shadow="none" officeooo:rsid="0017412c" officeooo:paragraph-rsid="0072bb7c" style:font-size-asian="12pt" style:font-size-complex="12pt"/>
    </style:style>
    <style:style style:name="P12" style:family="paragraph" style:parent-style-name="Standard">
      <style:paragraph-properties fo:text-align="justify" style:justify-single-word="false"/>
      <style:text-properties fo:font-size="12pt" fo:text-shadow="none" officeooo:rsid="00671e18" officeooo:paragraph-rsid="00671e18" style:font-size-asian="12pt" style:font-size-complex="12pt"/>
    </style:style>
    <style:style style:name="P13" style:family="paragraph" style:parent-style-name="Standard">
      <style:paragraph-properties fo:text-align="justify" style:justify-single-word="false"/>
      <style:text-properties fo:font-size="12pt" fo:text-shadow="none" officeooo:rsid="00671e18" officeooo:paragraph-rsid="006ced50" style:font-size-asian="12pt" style:font-size-complex="12pt"/>
    </style:style>
    <style:style style:name="P14" style:family="paragraph" style:parent-style-name="Standard">
      <style:paragraph-properties fo:text-align="justify" style:justify-single-word="false"/>
      <style:text-properties fo:font-size="12pt" fo:text-shadow="none" officeooo:rsid="006f4876" officeooo:paragraph-rsid="0070a85d" style:font-size-asian="12pt" style:font-size-complex="12pt"/>
    </style:style>
    <style:style style:name="P15" style:family="paragraph" style:parent-style-name="Standard">
      <style:paragraph-properties fo:text-align="justify" style:justify-single-word="false"/>
      <style:text-properties fo:font-size="12pt" fo:text-shadow="none" fo:font-weight="normal" officeooo:rsid="0013b286" officeooo:paragraph-rsid="0013b28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text-shadow="none" fo:font-weight="normal" officeooo:rsid="0017412c" officeooo:paragraph-rsid="001b11a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text-shadow="none" fo:font-weight="normal" officeooo:rsid="002fbe6a" officeooo:paragraph-rsid="002fbe6a"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text-shadow="none" fo:font-weight="normal" officeooo:rsid="002fbe6a" officeooo:paragraph-rsid="00300ee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text-shadow="none" fo:font-weight="normal" officeooo:rsid="002fbe6a" officeooo:paragraph-rsid="00632956"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text-shadow="none" fo:font-weight="normal" officeooo:rsid="0030f62e" officeooo:paragraph-rsid="0030f62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text-shadow="none" fo:font-weight="normal" officeooo:rsid="00671e18" officeooo:paragraph-rsid="00671e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text-shadow="none" fo:font-weight="normal" officeooo:rsid="001df36f" officeooo:paragraph-rsid="0072bb7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officeooo:paragraph-rsid="0021c307"/>
    </style:style>
    <style:style style:name="P24" style:family="paragraph" style:parent-style-name="Standard">
      <style:paragraph-properties fo:text-align="justify" style:justify-single-word="false"/>
      <style:text-properties officeooo:paragraph-rsid="00817adc"/>
    </style:style>
    <style:style style:name="P25" style:family="paragraph" style:parent-style-name="Standard">
      <style:paragraph-properties fo:text-align="justify" style:justify-single-word="false"/>
      <style:text-properties officeooo:paragraph-rsid="00866819"/>
    </style:style>
    <style:style style:name="P26" style:family="paragraph" style:parent-style-name="Standard">
      <style:paragraph-properties fo:text-align="start" style:justify-single-word="false"/>
      <style:text-properties fo:font-size="18pt" fo:text-shadow="1pt 1pt" officeooo:rsid="001e6785" officeooo:paragraph-rsid="0093704c" style:font-size-asian="18pt" style:font-size-complex="18pt"/>
    </style:style>
    <style:style style:name="P27" style:family="paragraph" style:parent-style-name="Standard">
      <style:paragraph-properties fo:text-align="start" style:justify-single-word="false"/>
      <style:text-properties fo:font-size="18pt" fo:text-shadow="1pt 1pt" officeooo:rsid="001e6785" officeooo:paragraph-rsid="00a6c206" style:font-size-asian="18pt" style:font-size-complex="18pt"/>
    </style:style>
    <style:style style:name="P28" style:family="paragraph" style:parent-style-name="Standard">
      <style:paragraph-properties fo:text-align="start" style:justify-single-word="false"/>
      <style:text-properties fo:font-size="18pt" fo:text-shadow="1pt 1pt" officeooo:rsid="001e6785" officeooo:paragraph-rsid="00a9d8d2" style:font-size-asian="18pt" style:font-size-complex="18pt"/>
    </style:style>
    <style:style style:name="P29" style:family="paragraph" style:parent-style-name="Standard">
      <style:paragraph-properties fo:text-align="start" style:justify-single-word="false"/>
      <style:text-properties fo:font-size="18pt" fo:text-shadow="1pt 1pt" officeooo:rsid="00b8482c" officeooo:paragraph-rsid="00b8482c" style:font-size-asian="18pt" style:font-size-complex="18pt"/>
    </style:style>
    <style:style style:name="P30" style:family="paragraph" style:parent-style-name="Standard">
      <style:paragraph-properties fo:text-align="start" style:justify-single-word="false"/>
      <style:text-properties fo:font-size="18pt" fo:text-shadow="1pt 1pt" officeooo:rsid="00b9d30d" officeooo:paragraph-rsid="00b9d30d" style:font-size-asian="18pt" style:font-size-complex="18pt"/>
    </style:style>
    <style:style style:name="P31" style:family="paragraph" style:parent-style-name="Standard">
      <style:paragraph-properties fo:text-align="start" style:justify-single-word="false"/>
      <style:text-properties fo:font-size="18pt" fo:text-shadow="1pt 1pt" officeooo:rsid="00bd217c" officeooo:paragraph-rsid="00bd217c" style:font-size-asian="18pt" style:font-size-complex="18pt"/>
    </style:style>
    <style:style style:name="P32" style:family="paragraph" style:parent-style-name="Standard">
      <style:paragraph-properties fo:text-align="center" style:justify-single-word="false"/>
      <style:text-properties fo:font-size="18pt" fo:text-shadow="1pt 1pt" fo:font-weight="normal" officeooo:rsid="0013a24c" officeooo:paragraph-rsid="0013b286"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size="18pt" fo:text-shadow="1pt 1pt" fo:font-weight="normal" officeooo:rsid="001e6785" officeooo:paragraph-rsid="00363919"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fo:text-shadow="1pt 1pt" fo:font-weight="normal" officeooo:rsid="0030f62e" officeooo:paragraph-rsid="00300ee5" style:font-size-asian="18pt" style:font-weight-asian="normal" style:font-size-complex="18pt" style:font-weight-complex="normal"/>
    </style:style>
    <style:style style:name="P35" style:family="paragraph" style:parent-style-name="Standard">
      <style:paragraph-properties fo:text-align="start" style:justify-single-word="false"/>
      <style:text-properties fo:font-size="18pt" fo:text-shadow="1pt 1pt" fo:font-weight="normal" officeooo:rsid="0074d6f1" officeooo:paragraph-rsid="0072bb7c" style:font-size-asian="18pt" style:font-weight-asian="normal" style:font-size-complex="18pt" style:font-weight-complex="normal"/>
    </style:style>
    <style:style style:name="P36" style:family="paragraph" style:parent-style-name="Standard">
      <style:paragraph-properties fo:text-align="justify" style:justify-single-word="false"/>
      <style:text-properties fo:color="#000000" style:font-name="Liberation Serif" fo:font-size="12pt" officeooo:rsid="0060cea4" officeooo:paragraph-rsid="0060cea4" style:font-size-asian="12pt" style:font-size-complex="12pt"/>
    </style:style>
    <style:style style:name="P37" style:family="paragraph" style:parent-style-name="Standard">
      <style:paragraph-properties fo:text-align="justify" style:justify-single-word="false"/>
      <style:text-properties fo:color="#000000" style:font-name="Liberation Serif" fo:font-size="12pt" fo:text-shadow="none" fo:font-weight="normal" officeooo:rsid="0021c307" officeooo:paragraph-rsid="0021c30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officeooo:rsid="00290750" officeooo:paragraph-rsid="00290750"/>
    </style:style>
    <style:style style:name="P39" style:family="paragraph" style:parent-style-name="Standard">
      <style:paragraph-properties fo:text-align="justify" style:justify-single-word="false"/>
      <style:text-properties fo:color="#000000" fo:font-size="12pt" fo:text-shadow="none" fo:font-weight="normal" officeooo:rsid="0033bafa" officeooo:paragraph-rsid="0032b6a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text-shadow="none" fo:font-weight="normal" officeooo:rsid="00879965" officeooo:paragraph-rsid="0087996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text-shadow="none" fo:font-weight="normal" officeooo:rsid="00808986" officeooo:paragraph-rsid="0086681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text-shadow="none" fo:font-weight="normal" officeooo:rsid="00a15d8d" officeooo:paragraph-rsid="00a15d8d"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text-shadow="none" fo:font-weight="normal" officeooo:rsid="0092ea4e" officeooo:paragraph-rsid="0091b12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text-shadow="none" fo:font-weight="normal" officeooo:rsid="00a78866" officeooo:paragraph-rsid="00a7886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text-shadow="none" fo:font-weight="normal" officeooo:rsid="00a3571b" officeooo:paragraph-rsid="00a6c206"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text-shadow="none" fo:font-weight="normal" officeooo:rsid="00b5357a" officeooo:paragraph-rsid="00b3db9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text-shadow="none" fo:font-weight="normal" officeooo:rsid="00b820a3" officeooo:paragraph-rsid="00b68eb9"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text-shadow="none" fo:font-weight="normal" officeooo:rsid="00b68eb9" officeooo:paragraph-rsid="00b68eb9"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text-shadow="none" fo:font-weight="normal" officeooo:rsid="00b9d30d" officeooo:paragraph-rsid="00b8482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text-shadow="none" fo:font-weight="normal" officeooo:rsid="00bd217c" officeooo:paragraph-rsid="00bd217c"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text-shadow="none" fo:font-weight="normal" officeooo:rsid="00e8168c" officeooo:paragraph-rsid="00e8168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text-shadow="1pt 1pt" fo:font-weight="normal" officeooo:rsid="006f4876" officeooo:paragraph-rsid="006f4876"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20pt" fo:text-shadow="1pt 1pt" fo:font-weight="normal" officeooo:rsid="006421be" officeooo:paragraph-rsid="0065d412" style:font-size-asian="20pt" style:font-weight-asian="normal" style:font-size-complex="20pt" style:font-weight-complex="normal"/>
    </style:style>
    <style:style style:name="P54" style:family="paragraph" style:parent-style-name="Standard">
      <style:paragraph-properties fo:text-align="start" style:justify-single-word="false"/>
      <style:text-properties fo:color="#000000" fo:font-size="20pt" fo:font-weight="normal" officeooo:rsid="006421be" officeooo:paragraph-rsid="006a2d84" style:font-size-asian="20pt" style:font-weight-asian="normal" style:font-size-complex="20pt" style:font-weight-complex="normal"/>
    </style:style>
    <style:style style:name="P55" style:family="paragraph" style:parent-style-name="Standard">
      <style:paragraph-properties fo:text-align="justify" style:justify-single-word="false"/>
      <style:text-properties fo:color="#000000" fo:text-shadow="none" fo:font-weight="normal" officeooo:rsid="009a0956" officeooo:paragraph-rsid="009a0956" style:font-weight-asian="normal" style:font-weight-complex="normal"/>
    </style:style>
    <style:style style:name="P56" style:family="paragraph" style:parent-style-name="Standard">
      <style:paragraph-properties fo:text-align="justify" style:justify-single-word="false"/>
      <style:text-properties fo:color="#000000" fo:font-size="18pt" fo:text-shadow="1pt 1pt" fo:font-weight="normal" officeooo:rsid="00a3571b" officeooo:paragraph-rsid="00a3571b" style:font-size-asian="18pt" style:font-weight-asian="normal" style:font-size-complex="18pt" style:font-weight-complex="normal"/>
    </style:style>
    <style:style style:name="P57" style:family="paragraph" style:parent-style-name="Standard">
      <style:paragraph-properties fo:text-align="justify" style:justify-single-word="false"/>
      <style:text-properties fo:color="#000000" fo:font-size="18pt" fo:text-shadow="1pt 1pt" fo:font-weight="normal" officeooo:rsid="00b1da4a" officeooo:paragraph-rsid="00b1da4a" style:font-size-asian="18pt" style:font-weight-asian="normal" style:font-size-complex="18pt" style:font-weight-complex="normal"/>
    </style:style>
    <style:style style:name="P58" style:family="paragraph" style:parent-style-name="Standard">
      <style:paragraph-properties fo:text-align="center" style:justify-single-word="false"/>
      <style:text-properties fo:color="#000000" fo:font-size="18pt" fo:text-shadow="1pt 1pt" fo:font-weight="normal" officeooo:rsid="00b1da4a" officeooo:paragraph-rsid="00c221da" style:font-size-asian="18pt" style:font-weight-asian="normal" style:font-size-complex="18pt" style:font-weight-complex="normal"/>
    </style:style>
    <style:style style:name="P59" style:family="paragraph" style:parent-style-name="Standard">
      <style:paragraph-properties fo:text-align="start" style:justify-single-word="false"/>
      <style:text-properties officeooo:paragraph-rsid="00a15d8d"/>
    </style:style>
    <style:style style:name="P60" style:family="paragraph" style:parent-style-name="Standard">
      <style:paragraph-properties fo:text-align="start" style:justify-single-word="false"/>
      <style:text-properties officeooo:paragraph-rsid="00a78866"/>
    </style:style>
    <style:style style:name="P61" style:family="paragraph" style:parent-style-name="Standard">
      <style:paragraph-properties fo:text-align="start" style:justify-single-word="false"/>
      <style:text-properties officeooo:paragraph-rsid="00b68eb9"/>
    </style:style>
    <style:style style:name="P62" style:family="paragraph" style:parent-style-name="Standard">
      <style:paragraph-properties fo:text-align="start" style:justify-single-word="false"/>
      <style:text-properties officeooo:paragraph-rsid="00c2b5a4"/>
    </style:style>
    <style:style style:name="P63" style:family="paragraph" style:parent-style-name="Standard">
      <style:paragraph-properties fo:text-align="start" style:justify-single-word="false"/>
      <style:text-properties officeooo:paragraph-rsid="00b1da4a"/>
    </style:style>
    <style:style style:name="P64" style:family="paragraph" style:parent-style-name="Standard">
      <style:paragraph-properties fo:text-align="justify" style:justify-single-word="false"/>
      <style:text-properties officeooo:rsid="0093704c" officeooo:paragraph-rsid="0093704c"/>
    </style:style>
    <style:style style:name="P65" style:family="paragraph" style:parent-style-name="Standard">
      <style:paragraph-properties fo:text-align="justify" style:justify-single-word="false"/>
      <style:text-properties officeooo:rsid="00ac4a67" officeooo:paragraph-rsid="00ac4a67"/>
    </style:style>
    <style:style style:name="P66" style:family="paragraph" style:parent-style-name="Standard">
      <style:paragraph-properties fo:text-align="start" style:justify-single-word="false"/>
      <style:text-properties officeooo:rsid="00b29c91" officeooo:paragraph-rsid="00b29c91"/>
    </style:style>
    <style:style style:name="P67" style:family="paragraph" style:parent-style-name="Standard">
      <style:paragraph-properties fo:text-align="justify" style:justify-single-word="false"/>
      <style:text-properties officeooo:rsid="00b5a47c" officeooo:paragraph-rsid="00b5a47c"/>
    </style:style>
    <style:style style:name="P68" style:family="paragraph" style:parent-style-name="Standard">
      <style:paragraph-properties fo:text-align="center" style:justify-single-word="false"/>
      <style:text-properties fo:font-size="20pt" fo:text-shadow="1pt 1pt" fo:font-weight="normal" officeooo:rsid="00363919" officeooo:paragraph-rsid="00363919" style:font-size-asian="20pt" style:font-weight-asian="normal" style:font-size-complex="20pt" style:font-weight-complex="normal"/>
    </style:style>
    <style:style style:name="P69" style:family="paragraph" style:parent-style-name="Standard">
      <style:paragraph-properties fo:text-align="center" style:justify-single-word="false"/>
      <style:text-properties fo:font-size="20pt" fo:text-shadow="1pt 1pt" fo:font-weight="normal" officeooo:rsid="00363919" officeooo:paragraph-rsid="00632956" style:font-size-asian="20pt" style:font-weight-asian="normal" style:font-size-complex="20pt" style:font-weight-complex="normal"/>
    </style:style>
    <style:style style:name="P70" style:family="paragraph" style:parent-style-name="Standard">
      <style:paragraph-properties fo:text-align="center" style:justify-single-word="false"/>
      <style:text-properties fo:font-size="20pt" fo:text-shadow="1pt 1pt" fo:font-weight="normal" officeooo:rsid="00363919" officeooo:paragraph-rsid="0072bb7c" style:font-size-asian="20pt" style:font-weight-asian="normal" style:font-size-complex="20pt" style:font-weight-complex="normal"/>
    </style:style>
    <style:style style:name="P71" style:family="paragraph" style:parent-style-name="Standard">
      <style:paragraph-properties fo:text-align="center" style:justify-single-word="false"/>
      <style:text-properties fo:font-size="20pt" fo:text-shadow="1pt 1pt" fo:font-weight="normal" officeooo:rsid="00363919" officeooo:paragraph-rsid="00a9b448" style:font-size-asian="20pt" style:font-weight-asian="normal" style:font-size-complex="20pt" style:font-weight-complex="normal"/>
    </style:style>
    <style:style style:name="P72" style:family="paragraph" style:parent-style-name="Standard">
      <style:paragraph-properties fo:text-align="center" style:justify-single-word="false"/>
      <style:text-properties fo:font-size="36pt" fo:text-shadow="none" fo:font-weight="normal" officeooo:rsid="001df36f" officeooo:paragraph-rsid="00c221da" style:font-size-asian="36pt" style:font-weight-asian="normal" style:font-size-complex="36pt" style:font-weight-complex="normal"/>
    </style:style>
    <style:style style:name="P73" style:family="paragraph" style:parent-style-name="Standard">
      <style:paragraph-properties fo:text-align="start" style:justify-single-word="false"/>
      <style:text-properties officeooo:rsid="00bd2882" officeooo:paragraph-rsid="00d0d522"/>
    </style:style>
    <style:style style:name="P74" style:family="paragraph" style:parent-style-name="Standard">
      <style:paragraph-properties fo:text-align="start" style:justify-single-word="false"/>
      <style:text-properties officeooo:rsid="00b3db91" officeooo:paragraph-rsid="00b3db91"/>
    </style:style>
    <style:style style:name="P75" style:family="paragraph" style:parent-style-name="Preformatted_20_Text">
      <style:paragraph-properties fo:text-align="justify" style:justify-single-word="false"/>
      <style:text-properties fo:font-size="12pt" fo:text-shadow="none" officeooo:rsid="0017412c" officeooo:paragraph-rsid="005cf1ae" style:font-size-asian="12pt" style:font-size-complex="12pt"/>
    </style:style>
    <style:style style:name="P76" style:family="paragraph" style:parent-style-name="Preformatted_20_Text">
      <style:paragraph-properties fo:text-align="justify" style:justify-single-word="false"/>
      <style:text-properties officeooo:paragraph-rsid="00524a05"/>
    </style:style>
    <style:style style:name="P77" style:family="paragraph" style:parent-style-name="Preformatted_20_Text">
      <style:paragraph-properties fo:text-align="justify" style:justify-single-word="false"/>
      <style:text-properties fo:color="#000000" officeooo:paragraph-rsid="003e5848"/>
    </style:style>
    <style:style style:name="P78" style:family="paragraph" style:parent-style-name="Preformatted_20_Text">
      <style:paragraph-properties fo:text-align="justify" style:justify-single-word="false"/>
      <style:text-properties fo:color="#000000" officeooo:paragraph-rsid="004d14c0"/>
    </style:style>
    <style:style style:name="P79" style:family="paragraph" style:parent-style-name="Preformatted_20_Text">
      <style:paragraph-properties fo:text-align="justify" style:justify-single-word="false"/>
      <style:text-properties fo:color="#000000" officeooo:paragraph-rsid="0053f06f"/>
    </style:style>
    <style:style style:name="P80" style:family="paragraph" style:parent-style-name="Preformatted_20_Text">
      <style:paragraph-properties fo:text-align="justify" style:justify-single-word="false"/>
      <style:text-properties fo:color="#000000" fo:font-size="12pt" fo:text-shadow="none" officeooo:rsid="0017412c" officeooo:paragraph-rsid="005e1496" style:font-size-asian="12pt" style:font-size-complex="12pt"/>
    </style:style>
    <style:style style:name="P81" style:family="paragraph" style:parent-style-name="Preformatted_20_Text">
      <style:paragraph-properties fo:text-align="justify" style:justify-single-word="false"/>
      <style:text-properties fo:color="#000000" style:font-name="Liberation Serif" fo:font-size="12pt" officeooo:paragraph-rsid="00379260" style:font-size-asian="12pt" style:font-size-complex="12pt"/>
    </style:style>
    <style:style style:name="P82" style:family="paragraph" style:parent-style-name="Preformatted_20_Text">
      <style:paragraph-properties fo:text-align="justify" style:justify-single-word="false"/>
      <style:text-properties fo:color="#000000" style:font-name="Liberation Serif" fo:font-size="12pt" officeooo:paragraph-rsid="003e5848" style:font-size-asian="12pt" style:font-size-complex="12pt"/>
    </style:style>
    <style:style style:name="P83" style:family="paragraph" style:parent-style-name="Preformatted_20_Text">
      <style:paragraph-properties fo:text-align="justify" style:justify-single-word="false"/>
      <style:text-properties fo:color="#000000" style:font-name="Liberation Serif" fo:font-size="12pt" officeooo:rsid="003e5848" officeooo:paragraph-rsid="003e5848" style:font-size-asian="12pt" style:font-size-complex="12pt"/>
    </style:style>
    <style:style style:name="P84" style:family="paragraph" style:parent-style-name="Preformatted_20_Text">
      <style:paragraph-properties fo:text-align="justify" style:justify-single-word="false"/>
      <style:text-properties fo:color="#000000" style:font-name="Liberation Serif" fo:font-size="12pt" officeooo:rsid="00425e0e" officeooo:paragraph-rsid="00425e0e" style:font-size-asian="12pt" style:font-size-complex="12pt"/>
    </style:style>
    <style:style style:name="P85" style:family="paragraph" style:parent-style-name="Preformatted_20_Text">
      <style:paragraph-properties fo:text-align="justify" style:justify-single-word="false"/>
      <style:text-properties fo:color="#000000" style:font-name="Liberation Serif" fo:font-size="12pt" officeooo:rsid="0043ea0a" officeooo:paragraph-rsid="0043ea0a" style:font-size-asian="12pt" style:font-size-complex="12pt"/>
    </style:style>
    <style:style style:name="P86" style:family="paragraph" style:parent-style-name="Preformatted_20_Text">
      <style:paragraph-properties fo:text-align="justify" style:justify-single-word="false"/>
      <style:text-properties fo:color="#000000" style:font-name="Liberation Serif" fo:font-size="18pt" officeooo:paragraph-rsid="004dc586" style:font-size-asian="18pt" style:font-size-complex="18pt"/>
    </style:style>
    <style:style style:name="P87" style:family="paragraph" style:parent-style-name="Preformatted_20_Text">
      <style:paragraph-properties fo:text-align="justify" style:justify-single-word="false"/>
      <style:text-properties fo:color="#000000" style:font-name="Liberation Serif" fo:font-size="18pt" fo:text-shadow="1pt 1pt" officeooo:paragraph-rsid="004517c0" style:font-size-asian="18pt" style:font-size-complex="18pt"/>
    </style:style>
    <style:style style:name="P88" style:family="paragraph" style:parent-style-name="Preformatted_20_Text">
      <style:paragraph-properties fo:text-align="justify" style:justify-single-word="false"/>
      <style:text-properties fo:color="#000000" style:font-name="Liberation Serif" fo:font-size="18pt" fo:text-shadow="1pt 1pt" officeooo:paragraph-rsid="0056396e" style:font-size-asian="18pt" style:font-size-complex="18pt"/>
    </style:style>
    <style:style style:name="P89"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90" style:family="paragraph" style:parent-style-name="Standard" style:list-style-name="L1">
      <style:paragraph-properties fo:text-align="justify" style:justify-single-word="false"/>
      <style:text-properties fo:font-size="12pt" fo:text-shadow="none" fo:font-weight="normal" officeooo:rsid="0013b286" officeooo:paragraph-rsid="0013b286" style:font-size-asian="12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fo:font-size="12pt" fo:text-shadow="none" officeooo:rsid="0013a24c" officeooo:paragraph-rsid="0013b286" style:font-size-asian="12pt" style:font-size-complex="12pt"/>
    </style:style>
    <style:style style:name="P92" style:family="paragraph" style:parent-style-name="Standard" style:list-style-name="L1">
      <style:paragraph-properties fo:text-align="justify" style:justify-single-word="false"/>
      <style:text-properties fo:font-size="12pt" fo:text-shadow="none" officeooo:rsid="0015146a" officeooo:paragraph-rsid="0015146a" style:font-size-asian="12pt" style:font-size-complex="12pt"/>
    </style:style>
    <style:style style:name="P93" style:family="paragraph" style:parent-style-name="Standard" style:list-style-name="L2">
      <style:paragraph-properties fo:text-align="justify" style:justify-single-word="false"/>
      <style:text-properties officeooo:paragraph-rsid="002325a4"/>
    </style:style>
    <style:style style:name="P94" style:family="paragraph" style:parent-style-name="Standard" style:list-style-name="L2">
      <style:paragraph-properties fo:text-align="justify" style:justify-single-word="false"/>
      <style:text-properties officeooo:paragraph-rsid="0029a34d"/>
    </style:style>
    <style:style style:name="P95" style:family="paragraph" style:parent-style-name="Standard" style:list-style-name="L4">
      <style:paragraph-properties fo:text-align="justify" style:justify-single-word="false"/>
      <style:text-properties officeooo:paragraph-rsid="00df8573"/>
    </style:style>
    <style:style style:name="P96" style:family="paragraph" style:parent-style-name="Standard" style:list-style-name="L4">
      <style:paragraph-properties fo:text-align="justify" style:justify-single-word="false"/>
      <style:text-properties officeooo:paragraph-rsid="008eb207"/>
    </style:style>
    <style:style style:name="P97" style:family="paragraph" style:parent-style-name="Standard" style:list-style-name="L4">
      <style:paragraph-properties fo:text-align="justify" style:justify-single-word="false"/>
      <style:text-properties officeooo:paragraph-rsid="0093704c"/>
    </style:style>
    <style:style style:name="P98" style:family="paragraph" style:parent-style-name="Standard">
      <style:paragraph-properties fo:text-align="justify" style:justify-single-word="false"/>
      <style:text-properties fo:color="#000000" fo:font-size="12pt" fo:text-shadow="1pt 1pt" fo:font-weight="normal" officeooo:rsid="00dccf21" officeooo:paragraph-rsid="00dccf21" style:font-size-asian="12pt" style:font-weight-asian="normal" style:font-size-complex="12pt" style:font-weight-complex="normal"/>
    </style:style>
    <style:style style:name="P99" style:family="paragraph" style:parent-style-name="Standard" style:list-style-name="L6">
      <style:paragraph-properties fo:text-align="start" style:justify-single-word="false"/>
      <style:text-properties fo:color="#000000" fo:font-size="12pt" fo:text-shadow="none" fo:font-weight="normal" officeooo:rsid="00e8168c" officeooo:paragraph-rsid="00e8168c" style:font-size-asian="12pt" style:font-weight-asian="normal" style:font-size-complex="12pt" style:font-weight-complex="normal"/>
    </style:style>
    <style:style style:name="P100" style:family="paragraph" style:parent-style-name="Standard" style:list-style-name="L7">
      <style:paragraph-properties fo:text-align="start" style:justify-single-word="false"/>
      <style:text-properties fo:color="#000000" fo:font-size="12pt" fo:text-shadow="none" fo:font-weight="normal" officeooo:rsid="00d787c4" officeooo:paragraph-rsid="00ec90dc"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color="#000000" fo:font-size="18pt" fo:text-shadow="1pt 1pt" fo:font-weight="normal" officeooo:rsid="0091b128" officeooo:paragraph-rsid="0093704c" style:font-size-asian="18pt" style:font-weight-asian="normal" style:font-size-complex="18pt" style:font-weight-complex="normal"/>
    </style:style>
    <style:style style:name="P102" style:family="paragraph" style:parent-style-name="Standard" style:list-style-name="L4">
      <style:paragraph-properties fo:text-align="justify" style:justify-single-word="false"/>
      <style:text-properties officeooo:rsid="009a0956" officeooo:paragraph-rsid="00e0980c"/>
    </style:style>
    <style:style style:name="P103" style:family="paragraph" style:parent-style-name="Standard">
      <style:paragraph-properties fo:text-align="center" style:justify-single-word="false"/>
      <style:text-properties fo:font-size="22pt" fo:text-shadow="1pt 1pt" fo:font-weight="normal" officeooo:rsid="0076fd0d" officeooo:paragraph-rsid="00a9b448" style:font-size-asian="22pt" style:font-weight-asian="normal" style:font-size-complex="22pt" style:font-weight-complex="normal"/>
    </style:style>
    <style:style style:name="P104" style:family="paragraph" style:parent-style-name="Standard" style:list-style-name="L5">
      <style:paragraph-properties fo:text-align="start" style:justify-single-word="false"/>
      <style:text-properties officeooo:rsid="00d3df81" officeooo:paragraph-rsid="00d4208f"/>
    </style:style>
    <style:style style:name="P105" style:family="paragraph" style:parent-style-name="Standard" style:list-style-name="L5">
      <style:paragraph-properties fo:text-align="start" style:justify-single-word="false"/>
      <style:text-properties officeooo:rsid="00e81ce8" officeooo:paragraph-rsid="00e81ce8"/>
    </style:style>
    <style:style style:name="P106" style:family="paragraph" style:parent-style-name="Standard" style:list-style-name="L6">
      <style:paragraph-properties fo:text-align="start" style:justify-single-word="false"/>
      <style:text-properties officeooo:rsid="00e8168c" officeooo:paragraph-rsid="00e8168c"/>
    </style:style>
    <style:style style:name="P107" style:family="paragraph" style:parent-style-name="Standard" style:list-style-name="L7">
      <style:paragraph-properties fo:text-align="start" style:justify-single-word="false"/>
      <style:text-properties officeooo:rsid="00c5a090" officeooo:paragraph-rsid="00ea1d07"/>
    </style:style>
    <style:style style:name="P108" style:family="paragraph" style:parent-style-name="Standard" style:list-style-name="L7">
      <style:paragraph-properties fo:text-align="start" style:justify-single-word="false"/>
      <style:text-properties officeooo:rsid="00c5a090" officeooo:paragraph-rsid="00ec90dc"/>
    </style:style>
    <style:style style:name="P109" style:family="paragraph" style:parent-style-name="Standard" style:list-style-name="L7">
      <style:paragraph-properties fo:text-align="start" style:justify-single-word="false"/>
      <style:text-properties officeooo:rsid="00cc930b" officeooo:paragraph-rsid="00cc930b"/>
    </style:style>
    <style:style style:name="P110" style:family="paragraph" style:parent-style-name="Preformatted_20_Text" style:list-style-name="L3">
      <style:paragraph-properties fo:text-align="justify" style:justify-single-word="false"/>
      <style:text-properties fo:color="#000000" style:font-name="Liberation Serif" fo:font-size="12pt" officeooo:paragraph-rsid="00379260" style:font-size-asian="12pt" style:font-size-complex="12pt"/>
    </style:style>
    <style:style style:name="T1" style:family="text">
      <style:text-properties fo:text-shadow="none" fo:font-weight="normal" officeooo:rsid="003458b1" style:font-weight-asian="normal" style:font-weight-complex="normal"/>
    </style:style>
    <style:style style:name="T2" style:family="text">
      <style:text-properties fo:text-shadow="none" fo:font-weight="normal" officeooo:rsid="00379260"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3b286" style:font-weight-asian="normal" style:font-weight-complex="normal"/>
    </style:style>
    <style:style style:name="T5" style:family="text">
      <style:text-properties fo:font-weight="normal" officeooo:rsid="0015146a" style:font-weight-asian="normal" style:font-weight-complex="normal"/>
    </style:style>
    <style:style style:name="T6" style:family="text">
      <style:text-properties fo:font-weight="normal" officeooo:rsid="001ede2b" style:font-weight-asian="normal" style:font-weight-complex="normal"/>
    </style:style>
    <style:style style:name="T7" style:family="text">
      <style:text-properties fo:font-weight="normal" officeooo:rsid="00206cf0" style:font-weight-asian="normal" style:font-weight-complex="normal"/>
    </style:style>
    <style:style style:name="T8" style:family="text">
      <style:text-properties fo:font-weight="normal" officeooo:rsid="00251f4d" style:font-weight-asian="normal" style:font-weight-complex="normal"/>
    </style:style>
    <style:style style:name="T9" style:family="text">
      <style:text-properties fo:font-weight="normal" officeooo:rsid="0032b6a2" style:font-weight-asian="normal" style:font-weight-complex="normal"/>
    </style:style>
    <style:style style:name="T10" style:family="text">
      <style:text-properties fo:font-weight="normal" officeooo:rsid="0033bafa" style:font-weight-asian="normal" style:font-weight-complex="normal"/>
    </style:style>
    <style:style style:name="T11" style:family="text">
      <style:text-properties fo:font-weight="normal" officeooo:rsid="00341b72" style:font-weight-asian="normal" style:font-weight-complex="normal"/>
    </style:style>
    <style:style style:name="T12" style:family="text">
      <style:text-properties fo:font-weight="normal" officeooo:rsid="003458b1" style:font-weight-asian="normal" style:font-weight-complex="normal"/>
    </style:style>
    <style:style style:name="T13" style:family="text">
      <style:text-properties fo:font-weight="normal" officeooo:rsid="00363919" style:font-weight-asian="normal" style:font-weight-complex="normal"/>
    </style:style>
    <style:style style:name="T14" style:family="text">
      <style:text-properties fo:font-weight="normal" officeooo:rsid="00633448" style:font-weight-asian="normal" style:font-weight-complex="normal"/>
    </style:style>
    <style:style style:name="T15" style:family="text">
      <style:text-properties fo:font-weight="normal" officeooo:rsid="0068ed66" style:font-weight-asian="normal" style:font-weight-complex="normal"/>
    </style:style>
    <style:style style:name="T16" style:family="text">
      <style:text-properties fo:font-weight="normal" officeooo:rsid="006ced50" style:font-weight-asian="normal" style:font-weight-complex="normal"/>
    </style:style>
    <style:style style:name="T17" style:family="text">
      <style:text-properties fo:font-weight="normal" officeooo:rsid="00750dba" style:font-weight-asian="normal" style:font-weight-complex="normal"/>
    </style:style>
    <style:style style:name="T18" style:family="text">
      <style:text-properties fo:font-weight="normal" officeooo:rsid="0076fd0d" style:font-weight-asian="normal" style:font-weight-complex="normal"/>
    </style:style>
    <style:style style:name="T19" style:family="text">
      <style:text-properties fo:font-weight="normal" officeooo:rsid="007a141f" style:font-weight-asian="normal" style:font-weight-complex="normal"/>
    </style:style>
    <style:style style:name="T20" style:family="text">
      <style:text-properties fo:font-weight="normal" officeooo:rsid="007ad8b7" style:font-weight-asian="normal" style:font-weight-complex="normal"/>
    </style:style>
    <style:style style:name="T21" style:family="text">
      <style:text-properties fo:font-weight="normal" officeooo:rsid="007bd7a4" style:font-weight-asian="normal" style:font-weight-complex="normal"/>
    </style:style>
    <style:style style:name="T22" style:family="text">
      <style:text-properties fo:font-weight="normal" officeooo:rsid="00a9b448" style:font-weight-asian="normal" style:font-weight-complex="normal"/>
    </style:style>
    <style:style style:name="T23" style:family="text">
      <style:text-properties fo:color="#800080"/>
    </style:style>
    <style:style style:name="T24" style:family="text">
      <style:text-properties fo:color="#800080" fo:font-weight="normal" style:font-weight-asian="normal" style:font-weight-complex="normal"/>
    </style:style>
    <style:style style:name="T25" style:family="text">
      <style:text-properties fo:color="#800080" officeooo:rsid="00251f4d"/>
    </style:style>
    <style:style style:name="T26" style:family="text">
      <style:text-properties fo:color="#800080" fo:font-size="12pt" fo:text-shadow="none" fo:font-weight="normal" style:font-size-asian="12pt" style:font-weight-asian="normal" style:font-size-complex="12pt" style:font-weight-complex="normal"/>
    </style:style>
    <style:style style:name="T27" style:family="text">
      <style:text-properties fo:color="#800080" fo:font-size="12pt" fo:text-shadow="none" fo:font-weight="normal" officeooo:rsid="00a78866" style:font-size-asian="12pt" style:font-weight-asian="normal" style:font-size-complex="12pt" style:font-weight-complex="normal"/>
    </style:style>
    <style:style style:name="T28" style:family="text">
      <style:text-properties fo:color="#800080" officeooo:rsid="003e5848"/>
    </style:style>
    <style:style style:name="T29" style:family="text">
      <style:text-properties fo:color="#800080" fo:text-shadow="none" fo:font-weight="normal" officeooo:rsid="00379260" style:font-weight-asian="normal" style:font-weight-complex="normal"/>
    </style:style>
    <style:style style:name="T30" style:family="text">
      <style:text-properties fo:color="#c0c0c0"/>
    </style:style>
    <style:style style:name="T31" style:family="text">
      <style:text-properties fo:color="#c0c0c0" fo:font-weight="normal" style:font-weight-asian="normal" style:font-weight-complex="normal"/>
    </style:style>
    <style:style style:name="T32" style:family="text">
      <style:text-properties fo:color="#c0c0c0" fo:font-size="12pt" fo:text-shadow="none" fo:font-weight="normal" officeooo:rsid="00a78866" style:font-size-asian="12pt" style:font-weight-asian="normal" style:font-size-complex="12pt" style:font-weight-complex="normal"/>
    </style:style>
    <style:style style:name="T33" style:family="text">
      <style:text-properties fo:color="#c0c0c0" fo:text-shadow="none" fo:font-weight="normal" style:font-weight-asian="normal" style:font-weight-complex="normal"/>
    </style:style>
    <style:style style:name="T34" style:family="text">
      <style:text-properties fo:color="#c0c0c0" fo:text-shadow="none" fo:font-weight="normal" officeooo:rsid="00379260" style:font-weight-asian="normal" style:font-weight-complex="normal"/>
    </style:style>
    <style:style style:name="T35" style:family="text">
      <style:text-properties fo:color="#800000"/>
    </style:style>
    <style:style style:name="T36" style:family="text">
      <style:text-properties fo:color="#800000" fo:font-weight="normal" style:font-weight-asian="normal" style:font-weight-complex="normal"/>
    </style:style>
    <style:style style:name="T37" style:family="text">
      <style:text-properties fo:color="#000000"/>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6421be" style:font-weight-asian="normal" style:font-weight-complex="normal"/>
    </style:style>
    <style:style style:name="T40" style:family="text">
      <style:text-properties fo:color="#000000" officeooo:rsid="00251f4d"/>
    </style:style>
    <style:style style:name="T41" style:family="text">
      <style:text-properties fo:color="#000000" officeooo:rsid="002325a4"/>
    </style:style>
    <style:style style:name="T42" style:family="text">
      <style:text-properties fo:color="#000000" officeooo:rsid="00286c0a"/>
    </style:style>
    <style:style style:name="T43" style:family="text">
      <style:text-properties fo:color="#000000" officeooo:rsid="0029a34d"/>
    </style:style>
    <style:style style:name="T44" style:family="text">
      <style:text-properties fo:color="#000000" officeooo:rsid="002a504a"/>
    </style:style>
    <style:style style:name="T45" style:family="text">
      <style:text-properties fo:color="#000000" officeooo:rsid="002ac4d6"/>
    </style:style>
    <style:style style:name="T46" style:family="text">
      <style:text-properties fo:color="#000000" officeooo:rsid="002afc25"/>
    </style:style>
    <style:style style:name="T47" style:family="text">
      <style:text-properties fo:color="#000000" officeooo:rsid="002ce0fa"/>
    </style:style>
    <style:style style:name="T48" style:family="text">
      <style:text-properties fo:color="#000000" officeooo:rsid="002ecd95"/>
    </style:style>
    <style:style style:name="T49" style:family="text">
      <style:text-properties fo:color="#000000" fo:font-size="12pt" fo:text-shadow="none" fo:font-weight="normal" style:font-size-asian="12pt" style:font-weight-asian="normal" style:font-size-complex="12pt" style:font-weight-complex="normal"/>
    </style:style>
    <style:style style:name="T50" style:family="text">
      <style:text-properties fo:color="#000000" fo:font-size="12pt" fo:text-shadow="none" fo:font-weight="normal" officeooo:rsid="00808986" style:font-size-asian="12pt" style:font-weight-asian="normal" style:font-size-complex="12pt" style:font-weight-complex="normal"/>
    </style:style>
    <style:style style:name="T51" style:family="text">
      <style:text-properties fo:color="#000000" fo:font-size="12pt" fo:text-shadow="none" fo:font-weight="normal" officeooo:rsid="00817adc" style:font-size-asian="12pt" style:font-weight-asian="normal" style:font-size-complex="12pt" style:font-weight-complex="normal"/>
    </style:style>
    <style:style style:name="T52" style:family="text">
      <style:text-properties fo:color="#000000" fo:font-size="12pt" fo:text-shadow="none" fo:font-weight="normal" officeooo:rsid="008337f3" style:font-size-asian="12pt" style:font-weight-asian="normal" style:font-size-complex="12pt" style:font-weight-complex="normal"/>
    </style:style>
    <style:style style:name="T53" style:family="text">
      <style:text-properties fo:color="#000000" fo:font-size="12pt" fo:text-shadow="none" fo:font-weight="normal" officeooo:rsid="00879965" style:font-size-asian="12pt" style:font-weight-asian="normal" style:font-size-complex="12pt" style:font-weight-complex="normal"/>
    </style:style>
    <style:style style:name="T54" style:family="text">
      <style:text-properties fo:color="#000000" fo:font-size="12pt" fo:text-shadow="none" fo:font-weight="normal" officeooo:rsid="008a7dab" style:font-size-asian="12pt" style:font-weight-asian="normal" style:font-size-complex="12pt" style:font-weight-complex="normal"/>
    </style:style>
    <style:style style:name="T55" style:family="text">
      <style:text-properties fo:color="#000000" fo:font-size="12pt" fo:text-shadow="none" fo:font-weight="normal" officeooo:rsid="008b8fec" style:font-size-asian="12pt" style:font-weight-asian="normal" style:font-size-complex="12pt" style:font-weight-complex="normal"/>
    </style:style>
    <style:style style:name="T56" style:family="text">
      <style:text-properties fo:color="#000000" fo:font-size="12pt" fo:text-shadow="none" fo:font-weight="normal" officeooo:rsid="0092ea4e" style:font-size-asian="12pt" style:font-weight-asian="normal" style:font-size-complex="12pt" style:font-weight-complex="normal"/>
    </style:style>
    <style:style style:name="T57" style:family="text">
      <style:text-properties fo:color="#000000" fo:font-size="12pt" fo:text-shadow="none" fo:font-weight="normal" officeooo:rsid="0093704c" style:font-size-asian="12pt" style:font-weight-asian="normal" style:font-size-complex="12pt" style:font-weight-complex="normal"/>
    </style:style>
    <style:style style:name="T58" style:family="text">
      <style:text-properties fo:color="#000000" fo:font-size="12pt" fo:text-shadow="none" fo:font-weight="normal" officeooo:rsid="0096ae1e" style:font-size-asian="12pt" style:font-weight-asian="normal" style:font-size-complex="12pt" style:font-weight-complex="normal"/>
    </style:style>
    <style:style style:name="T59" style:family="text">
      <style:text-properties fo:color="#000000" fo:font-size="12pt" fo:text-shadow="none" fo:font-weight="normal" officeooo:rsid="00990ad3" style:font-size-asian="12pt" style:font-weight-asian="normal" style:font-size-complex="12pt" style:font-weight-complex="normal"/>
    </style:style>
    <style:style style:name="T60" style:family="text">
      <style:text-properties fo:color="#000000" fo:font-size="12pt" fo:text-shadow="none" fo:font-weight="normal" officeooo:rsid="00a15d8d" style:font-size-asian="12pt" style:font-weight-asian="normal" style:font-size-complex="12pt" style:font-weight-complex="normal"/>
    </style:style>
    <style:style style:name="T61" style:family="text">
      <style:text-properties fo:color="#000000" fo:font-size="12pt" fo:text-shadow="none" fo:font-weight="normal" officeooo:rsid="00a3571b" style:font-size-asian="12pt" style:font-weight-asian="normal" style:font-size-complex="12pt" style:font-weight-complex="normal"/>
    </style:style>
    <style:style style:name="T62" style:family="text">
      <style:text-properties fo:color="#000000" fo:font-size="12pt" fo:text-shadow="none" fo:font-weight="normal" officeooo:rsid="00a381ba" style:font-size-asian="12pt" style:font-weight-asian="normal" style:font-size-complex="12pt" style:font-weight-complex="normal"/>
    </style:style>
    <style:style style:name="T63" style:family="text">
      <style:text-properties fo:color="#000000" fo:font-size="12pt" fo:text-shadow="none" fo:font-weight="normal" officeooo:rsid="00a55220" style:font-size-asian="12pt" style:font-weight-asian="normal" style:font-size-complex="12pt" style:font-weight-complex="normal"/>
    </style:style>
    <style:style style:name="T64" style:family="text">
      <style:text-properties fo:color="#000000" fo:font-size="12pt" fo:text-shadow="none" fo:font-weight="normal" officeooo:rsid="00a5d58c" style:font-size-asian="12pt" style:font-weight-asian="normal" style:font-size-complex="12pt" style:font-weight-complex="normal"/>
    </style:style>
    <style:style style:name="T65" style:family="text">
      <style:text-properties fo:color="#000000" fo:font-size="12pt" fo:text-shadow="none" fo:font-weight="normal" officeooo:rsid="00a6c206" style:font-size-asian="12pt" style:font-weight-asian="normal" style:font-size-complex="12pt" style:font-weight-complex="normal"/>
    </style:style>
    <style:style style:name="T66" style:family="text">
      <style:text-properties fo:color="#000000" fo:font-size="12pt" fo:text-shadow="none" fo:font-weight="normal" officeooo:rsid="00a78866" style:font-size-asian="12pt" style:font-weight-asian="normal" style:font-size-complex="12pt" style:font-weight-complex="normal"/>
    </style:style>
    <style:style style:name="T67" style:family="text">
      <style:text-properties fo:color="#000000" fo:font-size="12pt" fo:text-shadow="none" fo:font-weight="normal" officeooo:rsid="00a7e2ac" style:font-size-asian="12pt" style:font-weight-asian="normal" style:font-size-complex="12pt" style:font-weight-complex="normal"/>
    </style:style>
    <style:style style:name="T68" style:family="text">
      <style:text-properties fo:color="#000000" fo:font-size="12pt" fo:text-shadow="none" fo:font-weight="normal" officeooo:rsid="00a9e477" style:font-size-asian="12pt" style:font-weight-asian="normal" style:font-size-complex="12pt" style:font-weight-complex="normal"/>
    </style:style>
    <style:style style:name="T69" style:family="text">
      <style:text-properties fo:color="#000000" fo:font-size="12pt" fo:text-shadow="none" fo:font-weight="normal" officeooo:rsid="00ab8532" style:font-size-asian="12pt" style:font-weight-asian="normal" style:font-size-complex="12pt" style:font-weight-complex="normal"/>
    </style:style>
    <style:style style:name="T70" style:family="text">
      <style:text-properties fo:color="#000000" fo:font-size="12pt" fo:text-shadow="none" fo:font-weight="normal" officeooo:rsid="00b0ebb6" style:font-size-asian="12pt" style:font-weight-asian="normal" style:font-size-complex="12pt" style:font-weight-complex="normal"/>
    </style:style>
    <style:style style:name="T71" style:family="text">
      <style:text-properties fo:color="#000000" fo:font-size="12pt" fo:text-shadow="none" fo:font-weight="normal" officeooo:rsid="00b2757b" style:font-size-asian="12pt" style:font-weight-asian="normal" style:font-size-complex="12pt" style:font-weight-complex="normal"/>
    </style:style>
    <style:style style:name="T72" style:family="text">
      <style:text-properties fo:color="#000000" fo:font-size="12pt" fo:text-shadow="none" fo:font-weight="normal" officeooo:rsid="00b29c91" style:font-size-asian="12pt" style:font-weight-asian="normal" style:font-size-complex="12pt" style:font-weight-complex="normal"/>
    </style:style>
    <style:style style:name="T73" style:family="text">
      <style:text-properties fo:color="#000000" fo:font-size="12pt" fo:text-shadow="none" fo:font-weight="normal" officeooo:rsid="00b32fa2" style:font-size-asian="12pt" style:font-weight-asian="normal" style:font-size-complex="12pt" style:font-weight-complex="normal"/>
    </style:style>
    <style:style style:name="T74" style:family="text">
      <style:text-properties fo:color="#000000" fo:font-size="12pt" fo:text-shadow="none" fo:font-weight="normal" officeooo:rsid="00b5357a" style:font-size-asian="12pt" style:font-weight-asian="normal" style:font-size-complex="12pt" style:font-weight-complex="normal"/>
    </style:style>
    <style:style style:name="T75" style:family="text">
      <style:text-properties fo:color="#000000" fo:font-size="12pt" fo:text-shadow="none" fo:font-weight="normal" officeooo:rsid="00b68eb9" style:font-size-asian="12pt" style:font-weight-asian="normal" style:font-size-complex="12pt" style:font-weight-complex="normal"/>
    </style:style>
    <style:style style:name="T76" style:family="text">
      <style:text-properties fo:color="#000000" fo:font-size="12pt" fo:text-shadow="none" fo:font-weight="normal" officeooo:rsid="00b820a3" style:font-size-asian="12pt" style:font-weight-asian="normal" style:font-size-complex="12pt" style:font-weight-complex="normal"/>
    </style:style>
    <style:style style:name="T77" style:family="text">
      <style:text-properties fo:color="#000000" fo:font-size="12pt" fo:text-shadow="none" fo:font-weight="normal" officeooo:rsid="00b9d30d" style:font-size-asian="12pt" style:font-weight-asian="normal" style:font-size-complex="12pt" style:font-weight-complex="normal"/>
    </style:style>
    <style:style style:name="T78" style:family="text">
      <style:text-properties fo:color="#000000" fo:font-size="12pt" fo:text-shadow="none" fo:font-weight="normal" officeooo:rsid="00b8482c" style:font-size-asian="12pt" style:font-weight-asian="normal" style:font-size-complex="12pt" style:font-weight-complex="normal"/>
    </style:style>
    <style:style style:name="T79" style:family="text">
      <style:text-properties fo:color="#000000" fo:font-size="12pt" fo:text-shadow="none" fo:font-weight="normal" officeooo:rsid="00bb6a9d" style:font-size-asian="12pt" style:font-weight-asian="normal" style:font-size-complex="12pt" style:font-weight-complex="normal"/>
    </style:style>
    <style:style style:name="T80" style:family="text">
      <style:text-properties fo:color="#000000" fo:font-size="12pt" fo:text-shadow="none" fo:font-weight="normal" officeooo:rsid="00bed1cf" style:font-size-asian="12pt" style:font-weight-asian="normal" style:font-size-complex="12pt" style:font-weight-complex="normal"/>
    </style:style>
    <style:style style:name="T81" style:family="text">
      <style:text-properties fo:color="#000000" fo:font-size="12pt" fo:text-shadow="none" fo:font-weight="normal" officeooo:rsid="00c221da" style:font-size-asian="12pt" style:font-weight-asian="normal" style:font-size-complex="12pt" style:font-weight-complex="normal"/>
    </style:style>
    <style:style style:name="T82" style:family="text">
      <style:text-properties fo:color="#000000" fo:font-size="12pt" fo:text-shadow="none" fo:font-weight="normal" officeooo:rsid="00c2b5a4" style:font-size-asian="12pt" style:font-weight-asian="normal" style:font-size-complex="12pt" style:font-weight-complex="normal"/>
    </style:style>
    <style:style style:name="T83" style:family="text">
      <style:text-properties fo:color="#000000" fo:font-size="12pt" fo:text-shadow="none" fo:font-weight="normal" officeooo:rsid="00c46cc4" style:font-size-asian="12pt" style:font-weight-asian="normal" style:font-size-complex="12pt" style:font-weight-complex="normal"/>
    </style:style>
    <style:style style:name="T84" style:family="text">
      <style:text-properties fo:color="#000000" fo:font-size="12pt" fo:text-shadow="none" fo:font-weight="normal" officeooo:rsid="00c67669" style:font-size-asian="12pt" style:font-weight-asian="normal" style:font-size-complex="12pt" style:font-weight-complex="normal"/>
    </style:style>
    <style:style style:name="T85" style:family="text">
      <style:text-properties fo:color="#000000" fo:font-size="12pt" fo:text-shadow="none" fo:font-weight="normal" officeooo:rsid="00c79a92" style:font-size-asian="12pt" style:font-weight-asian="normal" style:font-size-complex="12pt" style:font-weight-complex="normal"/>
    </style:style>
    <style:style style:name="T86" style:family="text">
      <style:text-properties fo:color="#000000" fo:font-size="12pt" fo:text-shadow="none" fo:font-weight="normal" officeooo:rsid="00ca349f" style:font-size-asian="12pt" style:font-weight-asian="normal" style:font-size-complex="12pt" style:font-weight-complex="normal"/>
    </style:style>
    <style:style style:name="T87" style:family="text">
      <style:text-properties fo:color="#000000" fo:font-size="12pt" fo:text-shadow="none" fo:font-weight="normal" officeooo:rsid="00cc4dad" style:font-size-asian="12pt" style:font-weight-asian="normal" style:font-size-complex="12pt" style:font-weight-complex="normal"/>
    </style:style>
    <style:style style:name="T88" style:family="text">
      <style:text-properties fo:color="#000000" fo:font-size="12pt" fo:text-shadow="none" fo:font-weight="normal" officeooo:rsid="00c5a090" style:font-size-asian="12pt" style:font-weight-asian="normal" style:font-size-complex="12pt" style:font-weight-complex="normal"/>
    </style:style>
    <style:style style:name="T89" style:family="text">
      <style:text-properties fo:color="#000000" fo:font-size="12pt" fo:text-shadow="none" fo:font-weight="normal" officeooo:rsid="00cd7545" style:font-size-asian="12pt" style:font-weight-asian="normal" style:font-size-complex="12pt" style:font-weight-complex="normal"/>
    </style:style>
    <style:style style:name="T90" style:family="text">
      <style:text-properties fo:color="#000000" fo:font-size="12pt" fo:text-shadow="none" fo:font-weight="normal" officeooo:rsid="00d0d522" style:font-size-asian="12pt" style:font-weight-asian="normal" style:font-size-complex="12pt" style:font-weight-complex="normal"/>
    </style:style>
    <style:style style:name="T91" style:family="text">
      <style:text-properties fo:color="#000000" fo:font-size="12pt" fo:text-shadow="none" fo:font-weight="normal" officeooo:rsid="00d4208f" style:font-size-asian="12pt" style:font-weight-asian="normal" style:font-size-complex="12pt" style:font-weight-complex="normal"/>
    </style:style>
    <style:style style:name="T92" style:family="text">
      <style:text-properties fo:color="#000000" fo:font-size="12pt" fo:text-shadow="none" fo:font-weight="normal" officeooo:rsid="00d5fa2d" style:font-size-asian="12pt" style:font-weight-asian="normal" style:font-size-complex="12pt" style:font-weight-complex="normal"/>
    </style:style>
    <style:style style:name="T93" style:family="text">
      <style:text-properties fo:color="#000000" fo:font-size="12pt" fo:text-shadow="none" fo:font-weight="normal" officeooo:rsid="00d787c4" style:font-size-asian="12pt" style:font-weight-asian="normal" style:font-size-complex="12pt" style:font-weight-complex="normal"/>
    </style:style>
    <style:style style:name="T94" style:family="text">
      <style:text-properties fo:color="#000000" fo:font-size="12pt" fo:text-shadow="none" fo:font-weight="normal" officeooo:rsid="00e260fc" style:font-size-asian="12pt" style:font-weight-asian="normal" style:font-size-complex="12pt" style:font-weight-complex="normal"/>
    </style:style>
    <style:style style:name="T95" style:family="text">
      <style:text-properties fo:color="#000000" fo:font-size="12pt" fo:text-shadow="none" fo:font-weight="normal" officeooo:rsid="00e26dce" style:font-size-asian="12pt" style:font-weight-asian="normal" style:font-size-complex="12pt" style:font-weight-complex="normal"/>
    </style:style>
    <style:style style:name="T96" style:family="text">
      <style:text-properties fo:color="#000000" fo:font-size="12pt" fo:text-shadow="none" fo:font-weight="normal" officeooo:rsid="00e2a80f" style:font-size-asian="12pt" style:font-weight-asian="normal" style:font-size-complex="12pt" style:font-weight-complex="normal"/>
    </style:style>
    <style:style style:name="T97" style:family="text">
      <style:text-properties fo:color="#000000" fo:font-size="12pt" fo:text-shadow="none" fo:font-weight="normal" officeooo:rsid="00e2e817" style:font-size-asian="12pt" style:font-weight-asian="normal" style:font-size-complex="12pt" style:font-weight-complex="normal"/>
    </style:style>
    <style:style style:name="T98" style:family="text">
      <style:text-properties fo:color="#000000" fo:font-size="12pt" fo:text-shadow="none" fo:font-weight="normal" officeooo:rsid="00e570c3" style:font-size-asian="12pt" style:font-weight-asian="normal" style:font-size-complex="12pt" style:font-weight-complex="normal"/>
    </style:style>
    <style:style style:name="T99" style:family="text">
      <style:text-properties fo:color="#000000" fo:font-size="12pt" fo:text-shadow="none" fo:font-weight="normal" officeooo:rsid="00e65a8d" style:font-size-asian="12pt" style:font-weight-asian="normal" style:font-size-complex="12pt" style:font-weight-complex="normal"/>
    </style:style>
    <style:style style:name="T100" style:family="text">
      <style:text-properties fo:color="#000000" fo:font-size="12pt" fo:text-shadow="none" fo:font-weight="normal" officeooo:rsid="00e8168c" style:font-size-asian="12pt" style:font-weight-asian="normal" style:font-size-complex="12pt" style:font-weight-complex="normal"/>
    </style:style>
    <style:style style:name="T101" style:family="text">
      <style:text-properties fo:color="#000000" fo:font-size="12pt" fo:text-shadow="none" fo:font-weight="normal" officeooo:rsid="00d3df81" style:font-size-asian="12pt" style:font-weight-asian="normal" style:font-size-complex="12pt" style:font-weight-complex="normal"/>
    </style:style>
    <style:style style:name="T102" style:family="text">
      <style:text-properties fo:color="#000000" fo:font-size="12pt" fo:text-shadow="none" fo:font-weight="normal" officeooo:rsid="00e9354d" style:font-size-asian="12pt" style:font-weight-asian="normal" style:font-size-complex="12pt" style:font-weight-complex="normal"/>
    </style:style>
    <style:style style:name="T103" style:family="text">
      <style:text-properties fo:color="#000000" fo:font-size="12pt" fo:text-shadow="none" fo:font-weight="normal" officeooo:rsid="00eb80b8" style:font-size-asian="12pt" style:font-weight-asian="normal" style:font-size-complex="12pt" style:font-weight-complex="normal"/>
    </style:style>
    <style:style style:name="T104" style:family="text">
      <style:text-properties fo:color="#000000" fo:font-size="12pt" fo:text-shadow="none" fo:font-weight="normal" officeooo:rsid="00ed3e73" style:font-size-asian="12pt" style:font-weight-asian="normal" style:font-size-complex="12pt" style:font-weight-complex="normal"/>
    </style:style>
    <style:style style:name="T105" style:family="text">
      <style:text-properties fo:color="#000000" style:font-name="Liberation Serif" fo:font-size="12pt" fo:text-shadow="1pt 1pt" officeooo:rsid="0045d56e" style:font-size-asian="12pt" style:font-size-complex="12pt"/>
    </style:style>
    <style:style style:name="T106" style:family="text">
      <style:text-properties fo:color="#000000" style:font-name="Liberation Serif" fo:font-size="12pt" fo:text-shadow="1pt 1pt" officeooo:rsid="0043ea0a" style:font-size-asian="12pt" style:font-size-complex="12pt"/>
    </style:style>
    <style:style style:name="T107" style:family="text">
      <style:text-properties fo:color="#000000" style:font-name="Liberation Serif" fo:font-size="12pt" fo:text-shadow="1pt 1pt" officeooo:rsid="0048dc42" style:font-size-asian="12pt" style:font-size-complex="12pt"/>
    </style:style>
    <style:style style:name="T108" style:family="text">
      <style:text-properties fo:color="#000000" style:font-name="Liberation Serif" fo:font-size="12pt" fo:text-shadow="1pt 1pt" officeooo:rsid="0049dde6" style:font-size-asian="12pt" style:font-size-complex="12pt"/>
    </style:style>
    <style:style style:name="T109" style:family="text">
      <style:text-properties fo:color="#000000" style:font-name="Liberation Serif" fo:font-size="12pt" fo:text-shadow="1pt 1pt" officeooo:rsid="004bbc45" style:font-size-asian="12pt" style:font-size-complex="12pt"/>
    </style:style>
    <style:style style:name="T110" style:family="text">
      <style:text-properties fo:color="#000000" style:font-name="Liberation Serif" fo:font-size="12pt" fo:text-shadow="1pt 1pt" officeooo:rsid="0052da89" style:font-size-asian="12pt" style:font-size-complex="12pt"/>
    </style:style>
    <style:style style:name="T111" style:family="text">
      <style:text-properties fo:color="#000000" style:font-name="Liberation Serif" fo:text-shadow="1pt 1pt" fo:font-weight="normal" officeooo:rsid="0045d56e" style:font-weight-asian="normal" style:font-weight-complex="normal"/>
    </style:style>
    <style:style style:name="T112" style:family="text">
      <style:text-properties fo:color="#000000" style:font-name="Liberation Serif" fo:text-shadow="1pt 1pt" fo:font-weight="normal" officeooo:rsid="0043ea0a" style:font-weight-asian="normal" style:font-weight-complex="normal"/>
    </style:style>
    <style:style style:name="T113" style:family="text">
      <style:text-properties fo:color="#000000" style:font-name="Liberation Serif" fo:text-shadow="1pt 1pt" fo:font-weight="normal" officeooo:rsid="0048dc42" style:font-weight-asian="normal" style:font-weight-complex="normal"/>
    </style:style>
    <style:style style:name="T114" style:family="text">
      <style:text-properties fo:color="#000000" style:font-name="Liberation Serif" fo:text-shadow="1pt 1pt" fo:font-weight="normal" officeooo:rsid="0049dde6" style:font-weight-asian="normal" style:font-weight-complex="normal"/>
    </style:style>
    <style:style style:name="T115" style:family="text">
      <style:text-properties fo:color="#000000" style:font-name="Liberation Serif" fo:text-shadow="1pt 1pt" fo:font-weight="normal" officeooo:rsid="004bbc45" style:font-weight-asian="normal" style:font-weight-complex="normal"/>
    </style:style>
    <style:style style:name="T116" style:family="text">
      <style:text-properties fo:color="#000000" style:font-name="Liberation Serif" fo:text-shadow="1pt 1pt" fo:font-weight="normal" officeooo:rsid="0052da89" style:font-weight-asian="normal" style:font-weight-complex="normal"/>
    </style:style>
    <style:style style:name="T117" style:family="text">
      <style:text-properties fo:color="#000000" fo:text-shadow="none" fo:font-weight="normal" style:font-weight-asian="normal" style:font-weight-complex="normal"/>
    </style:style>
    <style:style style:name="T118" style:family="text">
      <style:text-properties fo:color="#000000" fo:text-shadow="none" fo:font-weight="normal" officeooo:rsid="008b8fec" style:font-weight-asian="normal" style:font-weight-complex="normal"/>
    </style:style>
    <style:style style:name="T119" style:family="text">
      <style:text-properties fo:color="#000000" fo:text-shadow="none" fo:font-weight="normal" officeooo:rsid="008d5d80" style:font-weight-asian="normal" style:font-weight-complex="normal"/>
    </style:style>
    <style:style style:name="T120" style:family="text">
      <style:text-properties fo:color="#000000" fo:text-shadow="none" fo:font-weight="normal" officeooo:rsid="009013f1" style:font-weight-asian="normal" style:font-weight-complex="normal"/>
    </style:style>
    <style:style style:name="T121" style:family="text">
      <style:text-properties fo:color="#000000" fo:text-shadow="none" fo:font-weight="normal" officeooo:rsid="009cc98c" style:font-weight-asian="normal" style:font-weight-complex="normal"/>
    </style:style>
    <style:style style:name="T122" style:family="text">
      <style:text-properties fo:color="#000000" fo:text-shadow="none" fo:font-weight="normal" officeooo:rsid="009eb167" style:font-weight-asian="normal" style:font-weight-complex="normal"/>
    </style:style>
    <style:style style:name="T123" style:family="text">
      <style:text-properties fo:color="#000000" fo:text-shadow="none" fo:font-weight="normal" officeooo:rsid="00a06b2a" style:font-weight-asian="normal" style:font-weight-complex="normal"/>
    </style:style>
    <style:style style:name="T124" style:family="text">
      <style:text-properties fo:color="#000000" fo:text-shadow="none" fo:font-weight="normal" officeooo:rsid="00a14958" style:font-weight-asian="normal" style:font-weight-complex="normal"/>
    </style:style>
    <style:style style:name="T125" style:family="text">
      <style:text-properties fo:color="#000000" fo:text-shadow="none" fo:font-weight="normal" officeooo:rsid="00a15d8d" style:font-weight-asian="normal" style:font-weight-complex="normal"/>
    </style:style>
    <style:style style:name="T126" style:family="text">
      <style:text-properties fo:color="#000000" fo:text-shadow="none" fo:font-weight="normal" officeooo:rsid="00e07daa" style:font-weight-asian="normal" style:font-weight-complex="normal"/>
    </style:style>
    <style:style style:name="T127" style:family="text">
      <style:text-properties fo:color="#000000" fo:text-shadow="none" fo:font-weight="normal" officeooo:rsid="00e0980c" style:font-weight-asian="normal" style:font-weight-complex="normal"/>
    </style:style>
    <style:style style:name="T128" style:family="text">
      <style:text-properties fo:color="#000000" fo:text-shadow="1pt 1pt" fo:font-weight="normal" style:font-weight-asian="normal" style:font-weight-complex="normal"/>
    </style:style>
    <style:style style:name="T129" style:family="text">
      <style:text-properties fo:color="#000000" fo:text-shadow="1pt 1pt" fo:font-weight="normal" officeooo:rsid="006421be" style:font-weight-asian="normal" style:font-weight-complex="normal"/>
    </style:style>
    <style:style style:name="T130" style:family="text">
      <style:text-properties fo:color="#000000" fo:text-shadow="1pt 1pt" fo:font-weight="normal" officeooo:rsid="006dbf06" style:font-weight-asian="normal" style:font-weight-complex="normal"/>
    </style:style>
    <style:style style:name="T131" style:family="text">
      <style:text-properties fo:color="#000000" fo:text-shadow="1pt 1pt" fo:font-weight="normal" officeooo:rsid="006ea5f7" style:font-weight-asian="normal" style:font-weight-complex="normal"/>
    </style:style>
    <style:style style:name="T132" style:family="text">
      <style:text-properties fo:color="#000000" fo:text-shadow="1pt 1pt" fo:font-weight="normal" officeooo:rsid="0070a85d" style:font-weight-asian="normal" style:font-weight-complex="normal"/>
    </style:style>
    <style:style style:name="T133" style:family="text">
      <style:text-properties fo:color="#000000" fo:text-shadow="1pt 1pt" fo:font-weight="normal" officeooo:rsid="0072962b" style:font-weight-asian="normal" style:font-weight-complex="normal"/>
    </style:style>
    <style:style style:name="T134" style:family="text">
      <style:text-properties fo:color="#000000" fo:text-shadow="1pt 1pt" fo:font-weight="normal" officeooo:rsid="00db0847" style:font-weight-asian="normal" style:font-weight-complex="normal"/>
    </style:style>
    <style:style style:name="T135" style:family="text">
      <style:text-properties fo:color="#000000" fo:text-shadow="1pt 1pt" fo:font-weight="normal" officeooo:rsid="00dd46e6" style:font-weight-asian="normal" style:font-weight-complex="normal"/>
    </style:style>
    <style:style style:name="T136" style:family="text">
      <style:text-properties fo:color="#000000" fo:text-shadow="1pt 1pt" fo:font-weight="normal" officeooo:rsid="00ddf7ec" style:font-weight-asian="normal" style:font-weight-complex="normal"/>
    </style:style>
    <style:style style:name="T137" style:family="text">
      <style:text-properties fo:color="#000000" fo:font-size="18pt" fo:text-shadow="1pt 1pt" fo:font-weight="normal" style:font-size-asian="18pt" style:font-weight-asian="normal" style:font-size-complex="18pt" style:font-weight-complex="normal"/>
    </style:style>
    <style:style style:name="T138" style:family="text">
      <style:text-properties fo:color="#000000" fo:font-size="18pt" fo:text-shadow="1pt 1pt" fo:font-weight="normal" officeooo:rsid="0091b128" style:font-size-asian="18pt" style:font-weight-asian="normal" style:font-size-complex="18pt" style:font-weight-complex="normal"/>
    </style:style>
    <style:style style:name="T139" style:family="text">
      <style:text-properties fo:color="#000000" fo:font-size="18pt" fo:text-shadow="1pt 1pt" fo:font-weight="normal" officeooo:rsid="00a9d8d2" style:font-size-asian="18pt" style:font-weight-asian="normal" style:font-size-complex="18pt" style:font-weight-complex="normal"/>
    </style:style>
    <style:style style:name="T140" style:family="text">
      <style:text-properties fo:color="#000000" fo:font-size="18pt" fo:text-shadow="1pt 1pt" fo:font-weight="normal" officeooo:rsid="00b1da4a" style:font-size-asian="18pt" style:font-weight-asian="normal" style:font-size-complex="18pt" style:font-weight-complex="normal"/>
    </style:style>
    <style:style style:name="T141" style:family="text">
      <style:text-properties fo:font-size="12pt" fo:text-shadow="none" fo:font-weight="normal" officeooo:rsid="0021c307" style:font-size-asian="12pt" style:font-weight-asian="normal" style:font-size-complex="12pt" style:font-weight-complex="normal"/>
    </style:style>
    <style:style style:name="T142" style:family="text">
      <style:text-properties fo:font-size="12pt" fo:text-shadow="none" fo:font-weight="normal" officeooo:rsid="007bd7a4" style:font-size-asian="12pt" style:font-weight-asian="normal" style:font-size-complex="12pt" style:font-weight-complex="normal"/>
    </style:style>
    <style:style style:name="T143" style:family="text">
      <style:text-properties fo:font-size="12pt" fo:text-shadow="none" fo:font-weight="normal" officeooo:rsid="00808986" style:font-size-asian="12pt" style:font-weight-asian="normal" style:font-size-complex="12pt" style:font-weight-complex="normal"/>
    </style:style>
    <style:style style:name="T144" style:family="text">
      <style:text-properties fo:font-size="12pt" fo:text-shadow="none" fo:font-weight="normal" officeooo:rsid="0084fb33" style:font-size-asian="12pt" style:font-weight-asian="normal" style:font-size-complex="12pt" style:font-weight-complex="normal"/>
    </style:style>
    <style:style style:name="T145" style:family="text">
      <style:text-properties fo:font-size="12pt" fo:text-shadow="none" fo:font-weight="normal" officeooo:rsid="00866819" style:font-size-asian="12pt" style:font-weight-asian="normal" style:font-size-complex="12pt" style:font-weight-complex="normal"/>
    </style:style>
    <style:style style:name="T146" style:family="text">
      <style:text-properties fo:font-size="12pt" fo:text-shadow="none" fo:font-weight="normal" officeooo:rsid="0086ab75" style:font-size-asian="12pt" style:font-weight-asian="normal" style:font-size-complex="12pt" style:font-weight-complex="normal"/>
    </style:style>
    <style:style style:name="T147" style:family="text">
      <style:text-properties fo:font-size="12pt" fo:text-shadow="none" fo:font-weight="normal" officeooo:rsid="00879965" style:font-size-asian="12pt" style:font-weight-asian="normal" style:font-size-complex="12pt" style:font-weight-complex="normal"/>
    </style:style>
    <style:style style:name="T148" style:family="text">
      <style:text-properties fo:font-size="12pt" fo:text-shadow="none" fo:font-weight="normal" officeooo:rsid="009a0956" style:font-size-asian="12pt" style:font-weight-asian="normal" style:font-size-complex="12pt" style:font-weight-complex="normal"/>
    </style:style>
    <style:style style:name="T149" style:family="text">
      <style:text-properties officeooo:rsid="002325a4"/>
    </style:style>
    <style:style style:name="T150" style:family="text">
      <style:text-properties officeooo:rsid="00251f4d"/>
    </style:style>
    <style:style style:name="T151" style:family="text">
      <style:text-properties fo:font-style="italic"/>
    </style:style>
    <style:style style:name="T152" style:family="text">
      <style:text-properties fo:font-style="italic" fo:text-shadow="none" fo:font-weight="normal" officeooo:rsid="00379260" style:font-weight-asian="normal" style:font-weight-complex="normal"/>
    </style:style>
    <style:style style:name="T153" style:family="text">
      <style:text-properties fo:color="#808000"/>
    </style:style>
    <style:style style:name="T154" style:family="text">
      <style:text-properties fo:color="#808000" fo:font-size="12pt" fo:text-shadow="none" fo:font-weight="normal" style:font-size-asian="12pt" style:font-weight-asian="normal" style:font-size-complex="12pt" style:font-weight-complex="normal"/>
    </style:style>
    <style:style style:name="T155" style:family="text">
      <style:text-properties fo:color="#808000" fo:font-size="12pt" fo:text-shadow="none" fo:font-weight="normal" officeooo:rsid="00a78866" style:font-size-asian="12pt" style:font-weight-asian="normal" style:font-size-complex="12pt" style:font-weight-complex="normal"/>
    </style:style>
    <style:style style:name="T156" style:family="text">
      <style:text-properties fo:color="#808000" fo:text-shadow="none" fo:font-weight="normal" style:font-weight-asian="normal" style:font-weight-complex="normal"/>
    </style:style>
    <style:style style:name="T157" style:family="text">
      <style:text-properties fo:color="#808000" fo:text-shadow="none" fo:font-weight="normal" officeooo:rsid="00379260" style:font-weight-asian="normal" style:font-weight-complex="normal"/>
    </style:style>
    <style:style style:name="T158" style:family="text">
      <style:text-properties fo:color="#000080"/>
    </style:style>
    <style:style style:name="T159" style:family="text">
      <style:text-properties fo:color="#000080" fo:text-shadow="none" fo:font-weight="normal" officeooo:rsid="00379260" style:font-weight-asian="normal" style:font-weight-complex="normal"/>
    </style:style>
    <style:style style:name="T160" style:family="text">
      <style:text-properties officeooo:rsid="00379260"/>
    </style:style>
    <style:style style:name="T161" style:family="text">
      <style:text-properties officeooo:rsid="0038defe"/>
    </style:style>
    <style:style style:name="T162" style:family="text">
      <style:text-properties officeooo:rsid="003e5848"/>
    </style:style>
    <style:style style:name="T163" style:family="text">
      <style:text-properties style:font-name="Liberation Serif" fo:font-size="12pt" officeooo:rsid="0045d56e" style:font-size-asian="12pt" style:font-size-complex="12pt"/>
    </style:style>
    <style:style style:name="T164" style:family="text">
      <style:text-properties style:font-name="Liberation Serif" fo:font-size="12pt" officeooo:rsid="00425e0e" style:font-size-asian="12pt" style:font-size-complex="12pt"/>
    </style:style>
    <style:style style:name="T165" style:family="text">
      <style:text-properties style:font-name="Liberation Serif" fo:font-size="12pt" officeooo:rsid="0048dc42" style:font-size-asian="12pt" style:font-size-complex="12pt"/>
    </style:style>
    <style:style style:name="T166" style:family="text">
      <style:text-properties style:font-name="Liberation Serif" fo:font-size="12pt" officeooo:rsid="0049dde6" style:font-size-asian="12pt" style:font-size-complex="12pt"/>
    </style:style>
    <style:style style:name="T167" style:family="text">
      <style:text-properties style:font-name="Liberation Serif" fo:font-size="12pt" officeooo:rsid="004bbc45" style:font-size-asian="12pt" style:font-size-complex="12pt"/>
    </style:style>
    <style:style style:name="T168" style:family="text">
      <style:text-properties style:font-name="Liberation Serif" fo:font-size="12pt" officeooo:rsid="004cdf49" style:font-size-asian="12pt" style:font-size-complex="12pt"/>
    </style:style>
    <style:style style:name="T169" style:family="text">
      <style:text-properties style:font-name="Liberation Serif" fo:font-size="12pt" officeooo:rsid="004cf8dc" style:font-size-asian="12pt" style:font-size-complex="12pt"/>
    </style:style>
    <style:style style:name="T170" style:family="text">
      <style:text-properties style:font-name="Liberation Serif" fo:font-size="12pt" fo:text-shadow="1pt 1pt" officeooo:rsid="004cdf49" style:font-size-asian="12pt" style:font-size-complex="12pt"/>
    </style:style>
    <style:style style:name="T171" style:family="text">
      <style:text-properties style:font-name="Liberation Serif" fo:font-size="12pt" fo:text-shadow="1pt 1pt" officeooo:rsid="004cf8dc" style:font-size-asian="12pt" style:font-size-complex="12pt"/>
    </style:style>
    <style:style style:name="T172" style:family="text">
      <style:text-properties style:font-name="Liberation Serif" fo:font-size="12pt" fo:text-shadow="1pt 1pt" officeooo:rsid="0053f06f" style:font-size-asian="12pt" style:font-size-complex="12pt"/>
    </style:style>
    <style:style style:name="T173" style:family="text">
      <style:text-properties style:font-name="Liberation Serif" fo:font-size="12pt" fo:text-shadow="1pt 1pt" officeooo:rsid="00558680" style:font-size-asian="12pt" style:font-size-complex="12pt"/>
    </style:style>
    <style:style style:name="T174" style:family="text">
      <style:text-properties style:font-name="Liberation Serif" fo:text-shadow="1pt 1pt" fo:font-weight="normal" officeooo:rsid="004cdf49" style:font-weight-asian="normal" style:font-weight-complex="normal"/>
    </style:style>
    <style:style style:name="T175" style:family="text">
      <style:text-properties style:font-name="Liberation Serif" fo:text-shadow="1pt 1pt" fo:font-weight="normal" officeooo:rsid="004cf8dc" style:font-weight-asian="normal" style:font-weight-complex="normal"/>
    </style:style>
    <style:style style:name="T176" style:family="text">
      <style:text-properties style:font-name="Liberation Serif" fo:text-shadow="1pt 1pt" fo:font-weight="normal" officeooo:rsid="00558680" style:font-weight-asian="normal" style:font-weight-complex="normal"/>
    </style:style>
    <style:style style:name="T177" style:family="text">
      <style:text-properties style:font-name="Liberation Serif" fo:text-shadow="1pt 1pt" fo:font-weight="normal" officeooo:rsid="0053f06f" style:font-weight-asian="normal" style:font-weight-complex="normal"/>
    </style:style>
    <style:style style:name="T178" style:family="text">
      <style:text-properties style:font-name="Liberation Serif" fo:text-shadow="1pt 1pt" fo:font-weight="normal" officeooo:rsid="005f93be" style:font-weight-asian="normal" style:font-weight-complex="normal"/>
    </style:style>
    <style:style style:name="T179" style:family="text">
      <style:text-properties officeooo:rsid="00400611"/>
    </style:style>
    <style:style style:name="T180" style:family="text">
      <style:text-properties officeooo:rsid="0043ea0a"/>
    </style:style>
    <style:style style:name="T181" style:family="text">
      <style:text-properties officeooo:rsid="0044b085"/>
    </style:style>
    <style:style style:name="T182" style:family="text">
      <style:text-properties officeooo:rsid="0045185a"/>
    </style:style>
    <style:style style:name="T183" style:family="text">
      <style:text-properties fo:text-shadow="1pt 1pt"/>
    </style:style>
    <style:style style:name="T184" style:family="text">
      <style:text-properties fo:text-shadow="1pt 1pt" officeooo:rsid="004dc586"/>
    </style:style>
    <style:style style:name="T185" style:family="text">
      <style:text-properties fo:text-shadow="1pt 1pt" fo:font-weight="normal" officeooo:rsid="003458b1" style:font-weight-asian="normal" style:font-weight-complex="normal"/>
    </style:style>
    <style:style style:name="T186" style:family="text">
      <style:text-properties fo:text-shadow="1pt 1pt" fo:font-weight="normal" officeooo:rsid="00363919" style:font-weight-asian="normal" style:font-weight-complex="normal"/>
    </style:style>
    <style:style style:name="T187" style:family="text">
      <style:text-properties officeooo:rsid="00d787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sul progetto di Programmazione ad</text:p>
      <text:p text:style-name="P1">oggetti</text:p>
      <text:p text:style-name="P1"/>
      <text:p text:style-name="P7">Macrì Antonino, Matricola: 1045245</text:p>
      <text:p text:style-name="P7">7 settembre 2015</text:p>
      <text:p text:style-name="P7"/>
      <text:p text:style-name="P32">Abstract</text:p>
      <text:p text:style-name="P15">Il software `e stato sviluppato in linea con il design pattern MVC (Model-View-Controller), mantenendo una separazione delle parti tramite sottocartelle che raggruppassero i concetti diversi rappresentati. In particolare nella parte del model si è posta cura nel dividere le cartelle in modo da sottolineare i 3 concetti fondamentali da esprimere: </text:p>
      <text:list xml:id="list1426868021422566564" text:style-name="L1">
        <text:list-item>
          <text:p text:style-name="P90">Le caratteristiche della persona, lavoratore con esperienze(cartella Persona)</text:p>
        </text:list-item>
        <text:list-item>
          <text:p text:style-name="P91"><text:span text:style-name="T4">Le caratteristiche dell'utente, persona all'interno della struttura LinQedIn, con un tipo di account ed una rete di contatti LinQedIn </text:span><text:span text:style-name="T5">(cartella Utente)</text:span></text:p>
        </text:list-item>
        <text:list-item>
          <text:p text:style-name="P92"><text:span text:style-name="T4">I</text:span><text:span text:style-name="T3">l database e le due figure che vi hanno accesso con rispettivi privilegi, client ed admin (cartella Database)</text:span></text:p>
        </text:list-item>
      </text:list>
      <text:p text:style-name="P16">L'attenzione all'estensibilità è stata resa nella cura della suddivisione del codice e mediante derivazione gerarchica. Cercando di incapsulare in ogni classe un concetto specifico di cui poi sarebbe stata l'unica ad occuparsi.</text:p>
      <text:p text:style-name="P8"><text:span text:style-name="T4">Il software </text:span><text:span text:style-name="T8">è stato <text:s/></text:span><text:span text:style-name="T4">sviluppato </text:span><text:span text:style-name="T8">usando solo classi Qt.</text:span></text:p>
      <text:p text:style-name="P17"/>
      <text:p text:style-name="P17"/>
      <text:p text:style-name="P2"><text:span text:style-name="T12">GERARCHIA </text:span><text:span text:style-name="T13">DI CLASSI: </text:span><text:span text:style-name="T14">Utente</text:span></text:p>
      <text:p text:style-name="P68"/>
      <text:p text:style-name="P33">PERSONA</text:p>
      <text:p text:style-name="P9"><text:span text:style-name="T6">L</text:span><text:span text:style-name="T3">a persona è la classe che si preoccupa dei metodi setter </text:span><text:span text:style-name="T7">e getter </text:span><text:span text:style-name="T3">per le caratteristiche del lavoratore linQedIn. </text:span><text:span text:style-name="T11">É la classe base della gerarchia di classi che porta hai 3 tipi di utente presenti.</text:span></text:p>
      <text:p text:style-name="P23"><text:span text:style-name="T141">Ha al suo interno 6 campi dati: </text:span><text:span text:style-name="T24">QString</text:span><text:span text:style-name="T31"> </text:span><text:span text:style-name="T36">cognome</text:span><text:span text:style-name="T38">, </text:span><text:span text:style-name="T30"><text:s text:c="2"/></text:span><text:span text:style-name="T23">QString</text:span><text:span text:style-name="T30"> </text:span><text:span text:style-name="T35">nome</text:span><text:span text:style-name="T37">. </text:span><text:span text:style-name="T23">competenze</text:span><text:span text:style-name="T30"> </text:span><text:span text:style-name="T35">competente</text:span><text:span text:style-name="T37">, </text:span><text:span text:style-name="T23">Lingue</text:span><text:span text:style-name="T30"> </text:span><text:span text:style-name="T35">poliglotta</text:span><text:span text:style-name="T37">, </text:span><text:span text:style-name="T23">Residenza</text:span><text:span text:style-name="T30"> </text:span><text:span text:style-name="T35">abitazione</text:span><text:span text:style-name="T37">, </text:span><text:span text:style-name="T23">Nato</text:span><text:span text:style-name="T30"> </text:span><text:span text:style-name="T35">origine</text:span><text:span text:style-name="T37">. </text:span></text:p>
      <text:p text:style-name="P38">In particolare:</text:p>
      <text:list xml:id="list213917006351079829" text:style-name="L2">
        <text:list-item>
          <text:p text:style-name="P93"><text:span text:style-name="T41">Per la classe Lingue </text:span><text:span text:style-name="T40">ho scelto un campo dati di tipo </text:span><text:span text:style-name="T25">QSet</text:span><text:span text:style-name="T40">&lt;</text:span><text:span text:style-name="T25">QString</text:span><text:span text:style-name="T40">&gt; </text:span><text:span text:style-name="T42">perché il contenitore associativo è il più adatto per ricerche pur avendo basse prestazioni per operazioni di rimozione che comunque saranno assolutamente minori e quindi meno significative per le prestazioni.</text:span></text:p>
        </text:list-item>
        <text:list-item>
          <text:p text:style-name="P94"><text:span text:style-name="T42">P</text:span><text:span text:style-name="T43">er la classe competenze </text:span><text:span text:style-name="T41"><text:s/></text:span><text:span text:style-name="T40">ho scelto un campo dati di tipo </text:span><text:span text:style-name="T23">Qmap</text:span><text:span text:style-name="T37">&lt;</text:span><text:span text:style-name="T23">QString</text:span><text:span text:style-name="T37">,</text:span><text:span text:style-name="T23">mansione</text:span><text:span text:style-name="T37">&gt;, </text:span><text:span text:style-name="T43">dove man</text:span><text:span text:style-name="T45">s</text:span><text:span text:style-name="T43">ione è una classe che rappresenta il concetto generale di abilità acquisita </text:span><text:span text:style-name="T44">svolgendo qualcosa (studio, corso specifico, esperienza lavorativa). La chiave di ricerca è un titolo dato alla mansione. </text:span><text:span text:style-name="T46">Anche in Questo caso la scelta del contenitore è stato di tipo associativo per l'importanza delle prestazioni della ricerca </text:span><text:span text:style-name="T47">a discapito </text:span><text:span text:style-name="T48">di operazioni di eliminazione e modifica che sono come intuibile meno presenti.</text:span></text:p>
        </text:list-item>
      </text:list>
      <text:p text:style-name="P18"/>
      <text:p text:style-name="P18"><text:soft-page-break/></text:p>
      <text:p text:style-name="P20"/>
      <text:p text:style-name="P34">UTENTE</text:p>
      <text:p text:style-name="P10"><text:span text:style-name="T9">L</text:span><text:span text:style-name="T3">'utente è </text:span><text:span text:style-name="T10">una classe astratta che rappresenta</text:span><text:span text:style-name="T3"> un</text:span><text:span text:style-name="T9">a </text:span><text:span text:style-name="T3">persona </text:span><text:span text:style-name="T9">all'interno del database. Quindi eredita tutti i metodi setter e getter di persona <text:s/>con il contratto di </text:span><text:span text:style-name="T10">di aggiungere una rete di contatti linQedin </text:span><text:span text:style-name="T12">e una username univoca di tipo Qstring.</text:span></text:p>
      <text:p text:style-name="P10"><text:span text:style-name="T12">L</text:span><text:span text:style-name="T10">e funzioni obbligatorie per la gerarchia di Classi derivata da Utente </text:span><text:span text:style-name="T12">sono:</text:span></text:p>
      <text:list xml:id="list1296735778885332182" text:style-name="L3">
        <text:list-item>
          <text:p text:style-name="P110"><text:span text:style-name="T29">QString</text:span><text:span text:style-name="T34"> </text:span><text:span text:style-name="T152">typeUtente</text:span><text:span text:style-name="T2">()</text:span><text:span text:style-name="T34"> </text:span><text:span text:style-name="T157">const</text:span><text:span text:style-name="T34"> </text:span><text:span text:style-name="T2">=</text:span><text:span text:style-name="T159">0</text:span><text:span text:style-name="T1">: </text:span><text:span text:style-name="T2">restituisce in modo polimorfo il nome del tipo di utente</text:span></text:p>
        </text:list-item>
        <text:list-item>
          <text:p text:style-name="P110"><text:span text:style-name="T153">bool</text:span><text:span text:style-name="T30"> </text:span><text:span text:style-name="T151">ricerca</text:span>(<text:span text:style-name="T153">const</text:span><text:span text:style-name="T30"> </text:span><text:span text:style-name="T23">SmartUtente</text:span>&amp;,<text:span text:style-name="T30"> </text:span><text:span text:style-name="T153">const</text:span><text:span text:style-name="T30"> </text:span><text:span text:style-name="T23">QString</text:span>&amp;)<text:span text:style-name="T30"> </text:span><text:span text:style-name="T153">const</text:span><text:span text:style-name="T30"> </text:span>=<text:span text:style-name="T158">0</text:span>: <text:span text:style-name="T160">restituisce un booleano true/false se l'utente esiste o non nel database eseguendo la ricerca in base hai propri privilegi</text:span></text:p>
        </text:list-item>
        <text:list-item>
          <text:p text:style-name="P110"><text:span text:style-name="T23">Utente</text:span>*<text:span text:style-name="T30"> </text:span><text:span text:style-name="T151">clone</text:span>()<text:span text:style-name="T30"> </text:span><text:span text:style-name="T153">const</text:span><text:span text:style-name="T30"> </text:span>=<text:span text:style-name="T158">0</text:span>: <text:span text:style-name="T161">Utilizzata per il puntatore Smart con cui si tiene in memoria un utente nel <text:s/>database.</text:span></text:p>
        </text:list-item>
      </text:list>
      <text:p text:style-name="P83">L'utente è costruito solo mediante cognome,nome e username. <text:span text:style-name="T179">Le altre caratteristiche saranno settate tramite i metodi setter derivati da <text:s/>persona.</text:span></text:p>
      <text:p text:style-name="P36"><text:span text:style-name="T149">Per la classe </text:span>Rete<text:span text:style-name="T149"> ho scelto un campo dati di tipo </text:span><text:span text:style-name="T25">Qset</text:span><text:span text:style-name="T150">&lt;</text:span><text:span text:style-name="T25">QString</text:span><text:span text:style-name="T150">&gt; contenente la username per </text:span>le stesse ragioni già esposte per <text:s/>la classe lingue.</text:p>
      <text:p text:style-name="P81"/>
      <text:p text:style-name="P87"/>
      <text:p text:style-name="P87">UTENTEGRATIS <text:span text:style-name="T162">ED UTENTEPAY</text:span></text:p>
      <text:p text:style-name="P82"><text:span text:style-name="T162">La Struttura della gerarchia prosegue dividendosi in due utenti a loro volta astratti: </text:span><text:span text:style-name="T23">UtenteGratis </text:span><text:span text:style-name="T162">ed</text:span><text:span text:style-name="T28"> UtentePay</text:span><text:span text:style-name="T162">.</text:span></text:p>
      <text:p text:style-name="P84">UtenteGratis di fatt<text:span text:style-name="T180">o</text:span> non aggiunge nulla <text:span text:style-name="T187">ad utente ma rappresenta il concetto di utente che non <text:s/>paga.</text:span></text:p>
      <text:p text:style-name="P85">UtentePay rappresenta invece l'utente pagante, che quindi fornisce una carta di credito per il pagamento annuale <text:span text:style-name="T181">e 2 metodi statici virtuali per modificare il valore fisso dell'abbonamento.</text:span></text:p>
      <text:p text:style-name="P77"/>
      <text:p text:style-name="P87"/>
      <text:p text:style-name="P87">UTENTE<text:span text:style-name="T182">BASIC</text:span></text:p>
      <text:p text:style-name="P78"><text:span text:style-name="T163">Classe concreta derivata da </text:span><text:span text:style-name="T164">UtenteGratis. </text:span><text:span text:style-name="T165">Soddisfa il contratto di essere un utente </text:span><text:span text:style-name="T166">non pagante che </text:span><text:span text:style-name="T167">è iscritto a LinQedIn.</text:span></text:p>
      <text:p text:style-name="P78"><text:span text:style-name="T168">Il suo significato è quello di fornire i propri dati </text:span><text:span text:style-name="T169">per la ricerca degli altri utenti</text:span><text:span text:style-name="T168"> ed una rete di contatti basata </text:span><text:span text:style-name="T169">sulla possibilità di inserire qualcuno cercandolo tramite username, nome e cognome.</text:span></text:p>
      <text:p text:style-name="P39"/>
      <text:p text:style-name="P86"/>
      <text:p text:style-name="P86"><text:span text:style-name="T183">UTENTE</text:span><text:span text:style-name="T184">B</text:span>USINESS</text:p>
      <text:p text:style-name="P76"><text:span text:style-name="T105">Classe concreta derivata da </text:span><text:span text:style-name="T106">UtentePay. </text:span><text:span text:style-name="T107">Soddisfa il contratto di essere un utente</text:span><text:span text:style-name="T108"> pagante che </text:span><text:span text:style-name="T109">è iscritto a LinQedIn </text:span><text:span text:style-name="T110">con un proprio abbonamento fisso da pagare annualmente.</text:span></text:p>
      <text:p text:style-name="P79"><text:span text:style-name="T170">Il suo significato è quello di fornire i propri dati </text:span><text:span text:style-name="T171">per la ricerca degli altri utenti</text:span><text:span text:style-name="T170"> ed una rete di contatti basata </text:span><text:span text:style-name="T171">sulla possibilità di inserire qualcuno cercandolo tramite username, cognome, </text:span><text:span text:style-name="T173">nome,</text:span><text:span text:style-name="T171"> </text:span><text:span text:style-name="T172">competenza, lingua, residenza e luogo di nascita.</text:span></text:p>
      <text:p text:style-name="P37"/>
      <text:p text:style-name="P88">UTENTEEXECUTIVE</text:p>
      <text:p text:style-name="P75"><text:span text:style-name="T111">Classe concreta derivata da </text:span><text:span text:style-name="T112">UtentePay. </text:span><text:span text:style-name="T113">Soddisfa il contratto di essere un utente</text:span><text:span text:style-name="T114"> pagante che </text:span><text:span text:style-name="T115">è iscritto a LinQedIn </text:span><text:span text:style-name="T116">con un proprio abbonamento fisso da pagare annualmente.</text:span></text:p>
      <text:p text:style-name="P80"><text:span text:style-name="T174">Il suo significato è quello di fornire i propri dati </text:span><text:span text:style-name="T175">per la ricerca degli altri utenti</text:span><text:span text:style-name="T174"> ed una rete di contatti basata </text:span><text:span text:style-name="T175">sulla possibilità di inserire qualcuno cercandolo tramite username, cognome, </text:span><text:span text:style-name="T176">nome,</text:span><text:span text:style-name="T175"> </text:span><text:span text:style-name="T177">competenza, lingua, residenza, luogo di nascita</text:span><text:span text:style-name="T178"> e contenuto nella rete di utenti.</text:span></text:p>
      <text:p text:style-name="P16"><text:soft-page-break/></text:p>
      <text:p text:style-name="P19"/>
      <text:p text:style-name="P6"><text:span text:style-name="T185">GERARCHIA </text:span><text:span text:style-name="T186">DI CLASSI: </text:span><text:span text:style-name="T39">SmartUtente</text:span></text:p>
      <text:p text:style-name="P69"/>
      <text:p text:style-name="P53">SMARTUTENTE</text:p>
      <text:p text:style-name="P12"><text:span text:style-name="T3">Classe base della gerarchia. Il suo contratto è quello di smart pointer per la classe Utente </text:span><text:span text:style-name="T15">e ne</text:span><text:span text:style-name="T3"> ridefinisce la distruzione del puntatore ad utente.</text:span></text:p>
      <text:p text:style-name="P21"/>
      <text:p text:style-name="P54">SMARTCHANGETYPE</text:p>
      <text:p text:style-name="P13"><text:span text:style-name="T3">Classe </text:span><text:span text:style-name="T16">derivata da S</text:span><text:span text:style-name="T129">mart</text:span><text:span text:style-name="T134">U</text:span><text:span text:style-name="T129">tente. </text:span><text:span text:style-name="T130">Risulta quindi essere uno smart pointer che ridefinisce la distruzione del puntaore, ma in </text:span><text:span text:style-name="T131">aggiunta il suo contratto prevede di occuparsi solamente della gestione del cambio di tipo di utente.</text:span></text:p>
      <text:p text:style-name="P14"><text:span text:style-name="T131">A</text:span><text:span text:style-name="T128">ttualmente ridefinisce solo l'operazione di cambio tipo ma è stata pensata con l'idea di staccare il concetto di smart pointer inteso come puntatore ad utente dal concetto di cambio di tipo dove magari in un futuro sarà necessario aggiungere ulteriori proprietà tra i vari tipi di utenti. Queste possibilità di aggiungere proprietà mediante i puntatori sono quindi incapsulate in questa classe.</text:span></text:p>
      <text:p text:style-name="P98">La ragione princitpale di Questa scelta è stata l'importanza che riveste il cambio di tipo all'interno del progetto, che anche se per ora non esegue molte operazioni concettualmente era uno dei punti principali che caratterizzano LinQedIn e verso cui è naturale ipotezzare dei cambiamenti anche importanti in futuro</text:p>
      <text:p text:style-name="P14"><text:span text:style-name="T132">Que</text:span><text:span text:style-name="T135">s</text:span><text:span text:style-name="T132">ta è la classe</text:span><text:span text:style-name="T128"> effettivamente usata anche all'interno del database </text:span><text:span text:style-name="T136">(non si usa SmartUtente)</text:span><text:span text:style-name="T133">.</text:span></text:p>
      <text:p text:style-name="P52"/>
      <text:p text:style-name="P52"/>
      <text:p text:style-name="P16"/>
      <text:p text:style-name="P3"><text:span text:style-name="T18">PARTE</text:span><text:span text:style-name="T17"> </text:span><text:span text:style-name="T14">D</text:span><text:span text:style-name="T3">ATABASE</text:span></text:p>
      <text:p text:style-name="P70"/>
      <text:p text:style-name="P35">DATABASE</text:p>
      <text:p text:style-name="P11"><text:span text:style-name="T19">Il </text:span><text:span text:style-name="T20">Database è la classe che si occupa di creare il database, gestirlo inserendo, eliminando e modificando gli utenti e la rete di utenti </text:span><text:span text:style-name="T21">e occupandosi della sua memorizzazione tramite salvataggio su file e caricamento in memoria RAM.</text:span></text:p>
      <text:p text:style-name="P24"><text:span text:style-name="T142">P</text:span><text:span text:style-name="T143">ossiede un unico campo dati </text:span><text:span text:style-name="T24">Qmap</text:span><text:span text:style-name="T38">&lt;</text:span><text:span text:style-name="T24">QString</text:span><text:span text:style-name="T38">,</text:span><text:span text:style-name="T24">SmartChangeType</text:span><text:span text:style-name="T38">*&gt;</text:span><text:span text:style-name="T50"> le ragioni di questa scelta ricadono sempre sulla proprietà di ricerca data dal Qmap, che come key possiede la username.</text:span></text:p>
      <text:p text:style-name="P25"><text:span text:style-name="T51">La username</text:span><text:span text:style-name="T50"> viene cercata sempre in modo case sensitive </text:span><text:span text:style-name="T52">mentre </text:span><text:span text:style-name="T50">la ricerca effettuata per gli altri campi è <text:s/>di tipo case insensitive.</text:span></text:p>
      <text:p text:style-name="P40"/>
      <text:p text:style-name="P41"/>
      <text:list xml:id="list2241676398776188328" text:style-name="L4">
        <text:list-item>
          <text:p text:style-name="P95"><text:span text:style-name="T144">SALVATAGGIO </text:span><text:span text:style-name="T148">SEMPLICE</text:span><text:span text:style-name="T144">: </text:span><text:span text:style-name="T145">Avviene usando le classi fornite da Qt per il salvataggio dati </text:span><text:span text:style-name="T146">mediante linguaggio</text:span><text:span text:style-name="T147">: </text:span><text:span text:style-name="T146">XML.</text:span></text:p>
          <text:p text:style-name="P95"><text:span text:style-name="T53">Il campo dati statico filename contiene il percorso della posizione di memorizazione del database.xml. Attualmente è impostata in modo che cerchi il file .xml nella cartella creata dal compilatore e che in caso di fallimento di lettura ritornerà la risposta al terminale ma eseguirà lo stesso il programma che ha chiusur</text:span><text:span text:style-name="T54">a</text:span><text:span text:style-name="T53"> salverà il nuovo database nella posizione indicata.</text:span></text:p>
        </text:list-item>
        <text:list-item>
          <text:p text:style-name="P96"><text:span text:style-name="T55">SALVATAGGIO SICURO: <text:s/>È possibile salvare dal client usando la funzione: </text:span><text:span text:style-name="T156">void</text:span><text:span text:style-name="T33"> </text:span><text:span text:style-name="T117">save_const()</text:span><text:span text:style-name="T33"> </text:span><text:span text:style-name="T156">const</text:span><text:span text:style-name="T117">; </text:span><text:span text:style-name="T118">è stata definita costante poiché questa funzione salva su un secondo file (database2.xml). In questo modo l'admin ed il client salvano su 2 file diversi ma in lettura il </text:span><text:span text:style-name="T119">database attraverso QfileInfo ottiene l'informazione sul file modificato più di recente che è </text:span><text:soft-page-break/><text:span text:style-name="T119">salvato in memoria e quindi carica qu</text:span><text:span text:style-name="T126">e</text:span><text:span text:style-name="T119">st'ultimo.</text:span></text:p>
          <text:p text:style-name="P97"><text:span text:style-name="T119">Visto che il programma comunque NON offre la possibilità di lavorare sia come client che come admin, questa operazione è per una eventuale possibilità futura di implementare questa possibilità. In secondo luogo è stata inserita anche per garantire maggiore sicurezza </text:span><text:span text:style-name="T120">durante questa delicata operazione</text:span><text:span text:style-name="T119"> per i dati. </text:span></text:p>
        </text:list-item>
        <text:list-item>
          <text:p text:style-name="P102"><text:span text:style-name="T117">Non c'è un comando </text:span><text:span text:style-name="T123">previsto</text:span><text:span text:style-name="T117"> per cambiare il tipo di salvataggio </text:span><text:span text:style-name="T124">visto che il sistema </text:span><text:span text:style-name="T119"><text:s/></text:span><text:span text:style-name="T124">non</text:span><text:span text:style-name="T119"> offre la possibilità di lavorare sia come client che come admin</text:span><text:span text:style-name="T117">, Il salvataggio è </text:span><text:span text:style-name="T125">quindi</text:span><text:span text:style-name="T117"> fatto in modo semplice. </text:span><text:span text:style-name="T126">Il caricamento è effettuato</text:span><text:span text:style-name="T117"> d</text:span><text:span text:style-name="T126">a</text:span><text:span text:style-name="T117">lla funzione load( ) con il costruttore del database e </text:span><text:span text:style-name="T126">la scrittura dalla funzione</text:span><text:span text:style-name="T117"> save() <text:s/>con il distruttore del database. </text:span></text:p>
          <text:p text:style-name="P102"><text:span text:style-name="T121">Per vederne il funzionamento </text:span><text:span text:style-name="T127">del salvataggio sicuro</text:span><text:span text:style-name="T121"> basta richiamare le funzioni “save()” di admin e “save() const” di client </text:span><text:span text:style-name="T122">togliendo la save() dal distruttore di database.</text:span></text:p>
        </text:list-item>
      </text:list>
      <text:p text:style-name="P55"/>
      <text:p text:style-name="P55"/>
      <text:p text:style-name="P101"/>
      <text:p text:style-name="P64"><text:span text:style-name="T138">A</text:span><text:span text:style-name="T137">DMIN</text:span></text:p>
      <text:p text:style-name="P26"><text:span text:style-name="T57">L</text:span><text:span text:style-name="T56">' Admin è la classe che esegue le operazioni di gestione in modalità admin del database </text:span><text:span text:style-name="T58">cioè permettendone le operazioni previste di inserimento,eliminazione, ricerca (tramite nome,cognome e username), cambio tipologia dell'acc</text:span><text:span text:style-name="T59">o</text:span><text:span text:style-name="T58">unt.</text:span></text:p>
      <text:p text:style-name="P59"><text:span text:style-name="T58">I</text:span><text:span text:style-name="T60">l campo dati è di tipo </text:span><text:span text:style-name="T26">DataBase</text:span><text:span text:style-name="T49">* </text:span><text:span text:style-name="T60">potendo effettuare tutte le operazioni.</text:span></text:p>
      <text:p text:style-name="P42"/>
      <text:p text:style-name="P43"/>
      <text:p text:style-name="P56"/>
      <text:p text:style-name="P56">CLIENT</text:p>
      <text:p text:style-name="P27"><text:span text:style-name="T57">L</text:span><text:span text:style-name="T61">a classe client è la classe </text:span><text:span text:style-name="T56">che esegue le operazioni di gestione in modalità </text:span><text:span text:style-name="T61">client</text:span><text:span text:style-name="T56"> del database </text:span><text:span text:style-name="T58">cioè permettendone le operazioni previste di </text:span><text:span text:style-name="T61">aggiornamento profilo, </text:span><text:span text:style-name="T65">modifica della rete di contatti </text:span><text:span text:style-name="T66">e ricerca in base al proprio tipo di utente.</text:span></text:p>
      <text:p text:style-name="P60"><text:span text:style-name="T66">Il campo dati è di tipo </text:span><text:span text:style-name="T155">const</text:span><text:span text:style-name="T32"> </text:span><text:span text:style-name="T27">DataBase</text:span><text:span text:style-name="T66">*; e grazie al salvataggio definito const poiché effettuato su un altro file.xml diverso </text:span><text:span text:style-name="T94">da quello dell'admin,</text:span><text:span text:style-name="T66"> </text:span><text:span text:style-name="T96">a</text:span><text:span text:style-name="T66">l client </text:span><text:span text:style-name="T96">può essere facilmente inserita</text:span><text:span text:style-name="T66"> la possibiltà di </text:span><text:span text:style-name="T95">richiamare il salvataggio</text:span><text:span text:style-name="T66"> </text:span><text:span text:style-name="T95">prima </text:span><text:span text:style-name="T97">che lo faccia il</text:span><text:span text:style-name="T95"> distruttore del database.</text:span></text:p>
      <text:p text:style-name="P60"><text:span text:style-name="T67">Punta poi all'utente della sessione mediante un campo dati </text:span><text:span text:style-name="T26">SmartChangeType</text:span><text:span text:style-name="T49">*;</text:span></text:p>
      <text:p text:style-name="P89"><text:s text:c="4"/></text:p>
      <text:p text:style-name="P89"/>
      <text:p text:style-name="P44"/>
      <text:p text:style-name="P65"><text:span text:style-name="T139">T</text:span><text:span text:style-name="T137">YPEDEF PER GLI ITERATORI</text:span></text:p>
      <text:p text:style-name="P28"><text:span text:style-name="T57">L</text:span><text:span text:style-name="T68">e Classi Rete, database, lingue e competenze sono state dotare tramire typedef di iteratori con il proprio nome questo permette di effettuare modifiche anche pesanti all'interno delle classi garantendo la possibilità di avere degli iteratori che se chiamati esternamente <text:s/>non saranno da ridefinire in ogni codice che usi quella classe.<text:line-break/></text:span><text:span text:style-name="T69">Questa possibilità probabilmente non servirà mai, ma dal mio punto di vista mi permetteva di leggere meglio il codice grazie al nome dell'iteratore ridefinito a doc per ogni classe </text:span><text:span text:style-name="T70">perciò ho voluto comunque inserirla</text:span><text:span text:style-name="T69">.</text:span></text:p>
      <text:p text:style-name="P45"/>
      <text:p text:style-name="P5"/>
      <text:p text:style-name="P5"/>
      <text:p text:style-name="P5"/>
      <text:p text:style-name="P5"/>
      <text:p text:style-name="P4"><text:soft-page-break/><text:span text:style-name="T18">PARTE</text:span><text:span text:style-name="T17"> </text:span><text:span text:style-name="T22">CONTROLLER-VIEW</text:span></text:p>
      <text:p text:style-name="P71"/>
      <text:p text:style-name="P57">CONTROLLER</text:p>
      <text:p text:style-name="P63"><text:span text:style-name="T71">I due controller sono AdminControl </text:span><text:span text:style-name="T72">e ClientControl.</text:span></text:p>
      <text:p text:style-name="P66"><text:span text:style-name="T49">Loro compito è quello appunto di far comunicare la parte logica con la parte view del progetto </text:span><text:span text:style-name="T73">richiamando levarie costruzioni delle tabelle per tenere i dati aggiornati con le modifiche avvenute in ternamente al db ad opera delle richieste inviate dalla view.</text:span></text:p>
      <text:p text:style-name="P74"><text:span text:style-name="T73">H</text:span><text:span text:style-name="T49">anno entrambi un valore booleano che indica se ho meno devono creare la view</text:span><text:span text:style-name="T74"> in base al comando all'input corretto dell'utente.</text:span></text:p>
      <text:list xml:id="list8233372478182068822" text:style-name="L5">
        <text:list-item>
          <text:p text:style-name="P104"><text:span text:style-name="T49">Nel </text:span><text:span text:style-name="T72">ClientControl </text:span><text:span text:style-name="T49">è presente una funzione chiamata: <text:s/></text:span><text:span text:style-name="T154">void</text:span><text:span text:style-name="T49"> viewReadMode() </text:span><text:span text:style-name="T154">const</text:span><text:span text:style-name="T49">; </text:span><text:span text:style-name="T91">che chiama la funzione readMode(); presente in </text:span><text:span text:style-name="T72">Client</text:span><text:span text:style-name="T91">View che apre il client in modalità sola lettura. La funzione è stata definita </text:span><text:span text:style-name="T98">in vista di una possibilità futura di</text:span><text:span text:style-name="T91"> aggiunge</text:span><text:span text:style-name="T98">re</text:span><text:span text:style-name="T91"> al progetto </text:span><text:span text:style-name="T98">una modalità di sola lettura.</text:span></text:p>
          <text:p text:style-name="P105"><text:span text:style-name="T98">P</text:span><text:span text:style-name="T49">er vedere la schermata di una user in ReadMode, basta eliminare nel costruttore di ClientControl il commento della funzione (//</text:span><text:span text:style-name="T101">viewReadMode() </text:span><text:span text:style-name="T49">) </text:span><text:span text:style-name="T102">presente in fondo al costruttore.</text:span></text:p>
        </text:list-item>
      </text:list>
      <text:p text:style-name="P46"/>
      <text:p text:style-name="P46"/>
      <text:p text:style-name="P46"/>
      <text:p text:style-name="P46"/>
      <text:p text:style-name="P67"><text:span text:style-name="T140">V</text:span><text:span text:style-name="T137">IEW</text:span></text:p>
      <text:p text:style-name="P61"><text:span text:style-name="T71">L</text:span><text:span text:style-name="T75">e due classi che si occupano dell'interfaccia grafica sono admincontrol e </text:span><text:span text:style-name="T49">clientview. </text:span><text:span text:style-name="T76">Entrambe cono create dal rispettivo controller che a loro volta è chiamato a costruire o meno le interfacce in base ad un input dato da una classe Qdialog.</text:span></text:p>
      <text:p text:style-name="P47"/>
      <text:p text:style-name="P73"><text:span text:style-name="T76">L</text:span><text:span text:style-name="T49">a view è stata curata per essere resa chiara ed immediata </text:span><text:span text:style-name="T89">forzando a eseguire le operazioni in modo corretto mediante controlli dell'interfacccia;</text:span><text:span text:style-name="T49"> ad esempio non è possibile </text:span><text:span text:style-name="T80">inviare </text:span><text:span text:style-name="T90">l</text:span><text:span text:style-name="T80">a form </text:span><text:span text:style-name="T90">di iscrizione di un nuovo utente</text:span><text:span text:style-name="T80"> senza averne compitati tutti i dati minimi necessari</text:span></text:p>
      <text:p text:style-name="P48"/>
      <text:p text:style-name="P29"><text:span text:style-name="T71">C</text:span><text:span text:style-name="T49">lientView è organizzata:</text:span><text:span text:style-name="T61"> dati personali: i dati anagrafici previsti, </text:span><text:span text:style-name="T62">dati lavorativi: le competenze con i dettagli delle mansioni </text:span><text:span text:style-name="T64">e </text:span><text:span text:style-name="T63">le lingue conosciute</text:span><text:span text:style-name="T64">, </text:span><text:span text:style-name="T63">la </text:span><text:span text:style-name="T64">modifica della</text:span><text:span text:style-name="T63"> rete di contatti </text:span><text:span text:style-name="T64">(inserimento e rimozione di un contatto</text:span><text:span text:style-name="T49">) e la ricerca di un contatto.</text:span></text:p>
      <text:p text:style-name="P29"><text:span text:style-name="T49">La modifica di una competenza si effettua semplicemente inserendo </text:span><text:span text:style-name="T77">nuovamente</text:span><text:span text:style-name="T49"> la competenza nel form “inserisci competenza”, </text:span><text:span text:style-name="T77">infatti le mansioni con uguale titolo effettuano l'operazione di modifica.</text:span></text:p>
      <text:p text:style-name="P49"/>
      <text:p text:style-name="P30"><text:span text:style-name="T49">AdminView </text:span><text:span text:style-name="T78">è organizzata </text:span><text:span text:style-name="T49">dividendola in duè metà, a sinistra tutte le </text:span><text:span text:style-name="T92">operazioni possibili</text:span><text:span text:style-name="T49"> da admin e a destra </text:span><text:span text:style-name="T79">la tabella con il database che contiene le informazioni di user,cognome,nome e tipo di utente.</text:span></text:p>
      <text:p text:style-name="P31"><text:span text:style-name="T79">L</text:span><text:span text:style-name="T49">'inserimento </text:span><text:span text:style-name="T99">di un nuovo utente</text:span><text:span text:style-name="T49"> non mette la carta di credito che è possibile inserire tramite la cella del form modifica </text:span><text:span text:style-name="T99">a condizione che si sia inserito il tipo corretto nella casella del cambio tipo.</text:span></text:p>
      <text:p text:style-name="P50"/>
      <text:p text:style-name="P50">In entrambi la selezione di un utente e fatta tramite clic con il mouse sulla riga della tabella che lo caratterizza questo attiverà i tasti legati a quella tabella permettendo le operazioni sulla username di quell'utente.</text:p>
      <text:p text:style-name="P51">Le uniche operazioni che non lavorano trami questa logica click-pulsante attivato, sono:</text:p>
      <text:list xml:id="list7429721661277011790" text:style-name="L6">
        <text:list-item>
          <text:p text:style-name="P99">il doppio click in una cella della tabella competenze nel client che restituisce la descrizione della competenza.</text:p>
        </text:list-item>
        <text:list-item>
          <text:p text:style-name="P106"><text:span text:style-name="T100">L</text:span><text:span text:style-name="T49">a ricerca effettuata dinamicamente ad ogni lettera inserita dall'utente.</text:span></text:p>
        </text:list-item>
      </text:list>
      <text:p text:style-name="P22"/>
      <text:p text:style-name="P72"><text:soft-page-break/>LinQedIn</text:p>
      <text:p text:style-name="P58"/>
      <text:p text:style-name="P62"><text:span text:style-name="T82">Prima di far p</text:span><text:span text:style-name="T83">a</text:span><text:span text:style-name="T82">rtire il programma p</text:span><text:span text:style-name="T81">er </text:span><text:span text:style-name="T82">usare il piccolo database già presente bisogna inserire i file database.xml e database2.xml nella cartella “build-QTLinQedInANTO-Desktop-Debug” generata dal compilatore.</text:span></text:p>
      <text:list xml:id="list554508539571270724" text:style-name="L7">
        <text:list-item>
          <text:p text:style-name="P107"><text:span text:style-name="T82">P</text:span><text:span text:style-name="T49">er far partire la modalità admin inserire la parola admin (controllata in modo case Insensitive) nella casella del dialog ed inviare. </text:span></text:p>
          <text:p text:style-name="P107"><text:span text:style-name="T86">Le parole che cominciano con “admin” non possono essere il nome di nessun utente. Questo controllo </text:span><text:span text:style-name="T87">è effettuato</text:span><text:span text:style-name="T86"> mediante l'uso di espressione regolare in modo case Insensitive. </text:span></text:p>
          <text:p text:style-name="P107"><text:span text:style-name="T87">Il controllo è nella view, perché si vuole lasciare tutte le parole che iniziano per “Admin” come </text:span><text:span text:style-name="T103">possibili</text:span><text:span text:style-name="T87"> parole speciali relative all'accesso al lato admin.</text:span></text:p>
        </text:list-item>
        <text:list-item>
          <text:p text:style-name="P108"><text:span text:style-name="T82">P</text:span><text:span text:style-name="T49">er far partire la modalità </text:span><text:span text:style-name="T84">client <text:s/></text:span><text:span text:style-name="T49">inserire </text:span><text:span text:style-name="T84">l'utente: </text:span></text:p>
          <text:list>
            <text:list-header>
              <text:p text:style-name="P100">EduBic(Basic)</text:p>
              <text:p text:style-name="P108"><text:span text:style-name="T84">Tullio</text:span><text:span text:style-name="T93">(Business)</text:span></text:p>
              <text:p text:style-name="P108"><text:span text:style-name="T84">Giuly</text:span><text:span text:style-name="T93">(Executive) </text:span></text:p>
            </text:list-header>
          </text:list>
          <text:p text:style-name="P108"><text:span text:style-name="T84">ed inviare. </text:span><text:span text:style-name="T85">la username è </text:span><text:span text:style-name="T49">controllata in modo case </text:span><text:span text:style-name="T104">S</text:span><text:span text:style-name="T49">ensitive.</text:span></text:p>
        </text:list-item>
        <text:list-item>
          <text:p text:style-name="P109"><text:span text:style-name="T49">Per chiudere la finestra di dialogo senza effettuare l'accesso digitare “close” ed inviare. Il controllo effettuato è <text:s/></text:span><text:span text:style-name="T88">case Insensitive. </text:span><text:span text:style-name="T49">Anche in <text:s/>questo caso tutte le parole che iniziano per close non possono essere inseriti come nomi utente ed il controllo è fatto tramite espressine regolar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20:58:00.660714659</meta:creation-date>
    <dc:date>2015-09-07T06:01:51.327904062</dc:date>
    <meta:editing-duration>PT7H49M55S</meta:editing-duration>
    <meta:editing-cycles>227</meta:editing-cycles>
    <meta:generator>LibreOffice/4.4.2.2$Linux_x86 LibreOffice_project/40m0$Build-2</meta:generator>
    <meta:document-statistic meta:table-count="0" meta:image-count="0" meta:object-count="0" meta:page-count="6" meta:paragraph-count="97" meta:word-count="2137" meta:character-count="13952" meta:non-whitespace-character-count="11902"/>
  </office:meta>
</office:document-meta>
</file>